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866in" style:rel-column-width="28914*"/>
    </style:style>
    <style:style style:name="Таблица1.B" style:family="table-column">
      <style:table-column-properties style:column-width="1.7201in" style:rel-column-width="17353*"/>
    </style:style>
    <style:style style:name="Таблица1.C" style:family="table-column">
      <style:table-column-properties style:column-width="1.9097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2" style:family="table">
      <style:table-properties style:width="6.6667in" fo:margin-top="0in" fo:margin-bottom="0in" table:align="center" style:writing-mode="lr-tb"/>
    </style:style>
    <style:style style:name="Таблица2.A" style:family="table-column">
      <style:table-column-properties style:column-width="0.884in"/>
    </style:style>
    <style:style style:name="Таблица2.B" style:family="table-column">
      <style:table-column-properties style:column-width="1.6778in"/>
    </style:style>
    <style:style style:name="Таблица2.C" style:family="table-column">
      <style:table-column-properties style:column-width="1.0799in"/>
    </style:style>
    <style:style style:name="Таблица2.D" style:family="table-column">
      <style:table-column-properties style:column-width="1.475in"/>
    </style:style>
    <style:style style:name="Таблица2.E" style:family="table-column">
      <style:table-column-properties style:column-width="1.55in"/>
    </style:style>
    <style:style style:name="Таблица2.1" style:family="table-row">
      <style:table-row-properties style:min-row-height="0.1993in" fo:keep-together="always"/>
    </style:style>
    <style:style style:name="Таблица2.A1" style:family="table-cell">
      <style:table-cell-properties fo:padding-left="0.0785in" fo:padding-right="0.075in" fo:padding-top="0in" fo:padding-bottom="0in" fo:border="0.5pt solid #000000"/>
    </style:style>
    <style:style style:name="Таблица2.2" style:family="table-row">
      <style:table-row-properties style:min-row-height="0.1986in" fo:keep-together="always"/>
    </style:style>
    <style:style style:name="Таблица2.3" style:family="table-row">
      <style:table-row-properties style:min-row-height="0.5722in" fo:keep-together="always"/>
    </style:style>
    <style:style style:name="Таблица2.6" style:family="table-row">
      <style:table-row-properties style:min-row-height="0.4153in" fo:keep-together="always"/>
    </style:style>
    <style:style style:name="Таблица2.7" style:family="table-row">
      <style:table-row-properties style:min-row-height="0.2403in" fo:keep-together="always"/>
    </style:style>
    <style:style style:name="Таблица2.8" style:family="table-row">
      <style:table-row-properties style:min-row-height="0.3986in" fo:keep-together="always"/>
    </style:style>
    <style:style style:name="Таблица3" style:family="table">
      <style:table-properties style:width="6.6667in" fo:margin-top="0in" fo:margin-bottom="0in" table:align="center" style:writing-mode="lr-tb"/>
    </style:style>
    <style:style style:name="Таблица3.A" style:family="table-column">
      <style:table-column-properties style:column-width="0.884in"/>
    </style:style>
    <style:style style:name="Таблица3.B" style:family="table-column">
      <style:table-column-properties style:column-width="1.6778in"/>
    </style:style>
    <style:style style:name="Таблица3.C" style:family="table-column">
      <style:table-column-properties style:column-width="1.0799in"/>
    </style:style>
    <style:style style:name="Таблица3.D" style:family="table-column">
      <style:table-column-properties style:column-width="1.475in"/>
    </style:style>
    <style:style style:name="Таблица3.E" style:family="table-column">
      <style:table-column-properties style:column-width="1.55in"/>
    </style:style>
    <style:style style:name="Таблица3.1" style:family="table-row">
      <style:table-row-properties style:min-row-height="0.1993in" fo:keep-together="always"/>
    </style:style>
    <style:style style:name="Таблица3.A1" style:family="table-cell">
      <style:table-cell-properties fo:padding-left="0.0785in" fo:padding-right="0.075in" fo:padding-top="0in" fo:padding-bottom="0in" fo:border="0.5pt solid #000000"/>
    </style:style>
    <style:style style:name="Таблица3.2" style:family="table-row">
      <style:table-row-properties style:min-row-height="0.1986in" fo:keep-together="always"/>
    </style:style>
    <style:style style:name="Таблица3.3" style:family="table-row">
      <style:table-row-properties style:min-row-height="0.5722in" fo:keep-together="always"/>
    </style:style>
    <style:style style:name="Таблица3.8" style:family="table-row">
      <style:table-row-properties style:min-row-height="0.4236in" fo:keep-together="always"/>
    </style:style>
    <style:style style:name="Таблица3.10" style:family="table-row">
      <style:table-row-properties style:min-row-height="0.4069in" fo:keep-together="always"/>
    </style:style>
    <style:style style:name="Таблица3.11" style:family="table-row">
      <style:table-row-properties style:min-row-height="0.2986in" fo:keep-together="always"/>
    </style:style>
    <style:style style:name="Таблица3.16" style:family="table-row">
      <style:table-row-properties style:min-row-height="0.2403in" fo:keep-together="always"/>
    </style:style>
    <style:style style:name="P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" style:family="paragraph" style:parent-style-name="List_20_Paragraph" style:list-style-name="WWNum2">
      <style:paragraph-properties fo:line-height="115%" fo:text-align="justify" style:justify-single-word="false"/>
      <style:text-properties fo:language="ru" fo:country="RU"/>
    </style:style>
    <style:style style:name="P3" style:family="paragraph" style:parent-style-name="List_20_Paragraph">
      <style:paragraph-properties fo:margin-left="0in" fo:margin-right="0in" fo:line-height="115%" fo:text-align="justify" style:justify-single-word="false" fo:text-indent="0in" style:auto-text-indent="false"/>
      <style:text-properties fo:font-size="14pt" fo:language="ru" fo:country="RU" style:font-size-asian="14pt"/>
    </style:style>
    <style:style style:name="P4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officeooo:paragraph-rsid="0010835b" style:font-size-asian="14pt" style:font-size-complex="14pt"/>
    </style:style>
    <style:style style:name="P6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officeooo:paragraph-rsid="001c2a0b" style:font-size-asian="14pt" style:font-size-complex="14pt"/>
    </style:style>
    <style:style style:name="P7" style:family="paragraph" style:parent-style-name="Normal_20__28_Web_29_">
      <style:paragraph-properties fo:margin-top="0in" fo:margin-bottom="0in" loext:contextual-spacing="false" fo:line-height="115%"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fo:language="ru" fo:country="RU" style:font-size-asian="14pt"/>
    </style:style>
    <style:style style:name="P9" style:family="paragraph" style:parent-style-name="Normal_20__28_Web_29_" style:list-style-name="L1">
      <style:paragraph-properties fo:margin-top="0in" fo:margin-bottom="0in" loext:contextual-spacing="false" fo:line-height="115%" fo:text-align="justify" style:justify-single-word="false"/>
      <style:text-properties fo:font-size="14pt" fo:language="ru" fo:country="RU" officeooo:paragraph-rsid="00274aed" style:font-size-asian="14pt"/>
    </style:style>
    <style:style style:name="P10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language="ru" fo:country="RU"/>
    </style:style>
    <style:style style:name="P11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language="ru" fo:country="RU" officeooo:paragraph-rsid="0010835b"/>
    </style:style>
    <style:style style:name="P1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language="ru" fo:country="RU" officeooo:paragraph-rsid="001c2a0b"/>
    </style:style>
    <style:style style:name="P13" style:family="paragraph" style:parent-style-name="Normal_20__28_Web_29_" style:list-style-name="L1">
      <style:paragraph-properties fo:margin-top="0in" fo:margin-bottom="0in" loext:contextual-spacing="false" fo:line-height="115%" fo:text-align="justify" style:justify-single-word="false"/>
      <style:text-properties fo:language="ru" fo:country="RU" officeooo:paragraph-rsid="00274aed"/>
    </style:style>
    <style:style style:name="P14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language="ru" fo:country="RU" officeooo:paragraph-rsid="0013f61d"/>
    </style:style>
    <style:style style:name="P15" style:family="paragraph" style:parent-style-name="Normal_20__28_Web_29_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6" style:family="paragraph" style:parent-style-name="Normal_20__28_Web_29_">
      <style:paragraph-properties fo:margin-left="0in" fo:margin-right="0in" fo:line-height="150%" fo:text-indent="0.4917in" style:auto-text-indent="false"/>
      <style:text-properties fo:font-size="14pt" fo:language="ru" fo:country="RU" fo:font-weight="bold" style:font-size-asian="14pt" style:font-weight-asian="bold"/>
    </style:style>
    <style:style style:name="P17" style:family="paragraph" style:parent-style-name="Normal_20__28_Web_29_">
      <style:paragraph-properties fo:margin-left="0in" fo:margin-right="0in" fo:line-height="150%" fo:text-align="justify" style:justify-single-word="false" fo:text-indent="0.4917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8" style:family="paragraph" style:parent-style-name="Normal_20__28_Web_29_">
      <style:paragraph-properties fo:margin-left="0in" fo:margin-right="0in" fo:margin-top="0in" fo:margin-bottom="0in" loext:contextual-spacing="false" fo:line-height="115%" fo:text-align="justify" style:justify-single-word="false" fo:text-indent="0.4917in" style:auto-text-indent="false"/>
      <style:text-properties fo:font-size="14pt" fo:language="ru" fo:country="RU" style:font-size-asian="14pt" style:font-size-complex="14pt"/>
    </style:style>
    <style:style style:name="P19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20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0cacd7" style:font-size-asian="12pt" style:font-name-complex="Times New Roman1" style:font-size-complex="12pt"/>
    </style:style>
    <style:style style:name="P21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0cc544" style:font-size-asian="12pt" style:font-name-complex="Times New Roman1" style:font-size-complex="12pt"/>
    </style:style>
    <style:style style:name="P22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0cd56a" style:font-size-asian="12pt" style:font-name-complex="Times New Roman1" style:font-size-complex="12pt"/>
    </style:style>
    <style:style style:name="P23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13f61d" style:font-size-asian="12pt" style:font-name-complex="Times New Roman1" style:font-size-complex="12pt"/>
    </style:style>
    <style:style style:name="P24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152b39" style:font-size-asian="12pt" style:font-name-complex="Times New Roman1" style:font-size-complex="12pt"/>
    </style:style>
    <style:style style:name="P25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15a572" style:font-size-asian="12pt" style:font-name-complex="Times New Roman1" style:font-size-complex="12pt"/>
    </style:style>
    <style:style style:name="P26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paragraph-rsid="00179654" style:font-size-asian="12pt" style:font-name-complex="Times New Roman1" style:font-size-complex="12pt"/>
    </style:style>
    <style:style style:name="P27" style:family="paragraph" style:parent-style-name="Plain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28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rsid="000cd56a" officeooo:paragraph-rsid="000cd56a" style:font-size-asian="12pt" style:font-name-complex="Times New Roman1" style:font-size-complex="12pt"/>
    </style:style>
    <style:style style:name="P29" style:family="paragraph" style:parent-style-name="Plain_20_Text">
      <style:paragraph-properties fo:margin-top="0in" fo:margin-bottom="0in" loext:contextual-spacing="false" fo:text-align="justify" style:justify-single-word="false"/>
      <style:text-properties style:font-name="Times New Roman" fo:font-size="12pt" fo:language="ru" fo:country="RU" officeooo:rsid="00152b39" officeooo:paragraph-rsid="0015a572" style:font-size-asian="12pt" style:font-name-complex="Times New Roman1" style:font-size-complex="12pt"/>
    </style:style>
    <style:style style:name="P30" style:family="paragraph" style:parent-style-name="Plain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officeooo:rsid="002ca818" style:font-size-asian="12pt" style:font-name-complex="Times New Roman1" style:font-size-complex="12pt"/>
    </style:style>
    <style:style style:name="P31" style:family="paragraph" style:parent-style-name="Plain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officeooo:rsid="002ca97c" style:font-size-asian="12pt" style:font-name-complex="Times New Roman1" style:font-size-complex="12pt"/>
    </style:style>
    <style:style style:name="P32" style:family="paragraph" style:parent-style-name="Plain_20_Text">
      <style:paragraph-properties fo:margin-top="0in" fo:margin-bottom="0in" loext:contextual-spacing="false" fo:text-align="justify" style:justify-single-word="false"/>
      <style:text-properties fo:language="ru" fo:country="RU"/>
    </style:style>
    <style:style style:name="P33" style:family="paragraph" style:parent-style-name="Plain_20_Text">
      <style:paragraph-properties fo:margin-top="0in" fo:margin-bottom="0in" loext:contextual-spacing="false" fo:text-align="center" style:justify-single-word="false"/>
      <style:text-properties fo:language="ru" fo:country="RU"/>
    </style:style>
    <style:style style:name="P34" style:family="paragraph" style:parent-style-name="Plain_20_Text">
      <style:paragraph-properties fo:margin-top="0.0835in" fo:margin-bottom="0in" loext:contextual-spacing="false"/>
      <style:text-properties fo:color="#000000" style:font-name="Times New Roman" fo:font-size="12pt" fo:language="ru" fo:country="RU" style:font-size-asian="12pt" style:font-name-complex="Times New Roman1" style:font-size-complex="12pt"/>
    </style:style>
    <style:style style:name="P35" style:family="paragraph" style:parent-style-name="Standard" style:list-style-name="WWNum2">
      <style:paragraph-properties fo:line-height="115%"/>
      <style:text-properties officeooo:paragraph-rsid="002ca818"/>
    </style:style>
    <style:style style:name="P36" style:family="paragraph" style:parent-style-name="Standard">
      <style:paragraph-properties fo:line-height="150%"/>
      <style:text-properties fo:font-size="14pt" fo:language="ru" fo:country="RU" fo:font-weight="bold" style:font-size-asian="14pt" style:font-weight-asian="bold" style:font-size-complex="14pt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/>
    </style:style>
    <style:style style:name="P39" style:family="paragraph" style:parent-style-name="Standard">
      <style:text-properties fo:font-size="14pt" fo:language="ru" fo:country="RU" style:font-size-asian="14pt" style:font-size-complex="14pt"/>
    </style:style>
    <style:style style:name="P40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4pt" fo:language="ru" fo:country="RU" officeooo:rsid="0017da2e" officeooo:paragraph-rsid="0017da2e" style:font-size-asian="14pt" style:font-size-complex="14pt"/>
    </style:style>
    <style:style style:name="P43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fo:font-size="14pt" fo:language="ru" fo:country="RU" officeooo:paragraph-rsid="002a3f96" style:font-size-asian="14pt"/>
    </style:style>
    <style:style style:name="P45" style:family="paragraph" style:parent-style-name="Standard">
      <style:paragraph-properties fo:line-height="115%" fo:text-align="center" style:justify-single-word="false"/>
      <style:text-properties fo:font-size="14pt" fo:language="ru" fo:country="RU" style:font-size-asian="14pt"/>
    </style:style>
    <style:style style:name="P46" style:family="paragraph" style:parent-style-name="Standard" style:list-style-name="WWNum2">
      <style:paragraph-properties fo:line-height="115%"/>
      <style:text-properties fo:font-size="14pt" fo:language="ru" fo:country="RU" officeooo:paragraph-rsid="002ca818" style:font-size-asian="14pt"/>
    </style:style>
    <style:style style:name="P47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48" style:family="paragraph" style:parent-style-name="Standard">
      <style:text-properties fo:language="ru" fo:country="RU"/>
    </style:style>
    <style:style style:name="P49" style:family="paragraph" style:parent-style-name="Standard">
      <style:paragraph-properties fo:line-height="150%" fo:text-align="center" style:justify-single-word="false"/>
      <style:text-properties fo:language="ru" fo:country="RU"/>
    </style:style>
    <style:style style:name="P50" style:family="paragraph" style:parent-style-name="Standard">
      <style:paragraph-properties fo:line-height="115%"/>
      <style:text-properties fo:language="ru" fo:country="RU"/>
    </style:style>
    <style:style style:name="P51" style:family="paragraph" style:parent-style-name="Standard">
      <style:paragraph-properties fo:line-height="115%" fo:text-align="center" style:justify-single-word="false"/>
      <style:text-properties fo:language="ru" fo:country="RU"/>
    </style:style>
    <style:style style:name="P52" style:family="paragraph" style:parent-style-name="Standard" style:list-style-name="WWNum2">
      <style:paragraph-properties fo:line-height="115%"/>
      <style:text-properties fo:language="ru" fo:country="RU" officeooo:paragraph-rsid="002bdec1"/>
    </style:style>
    <style:style style:name="P53" style:family="paragraph" style:parent-style-name="Standard" style:list-style-name="WWNum2">
      <style:paragraph-properties fo:line-height="115%"/>
      <style:text-properties fo:language="ru" fo:country="RU" officeooo:paragraph-rsid="002ca818"/>
    </style:style>
    <style:style style:name="P54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rsid="001a1f43" officeooo:paragraph-rsid="001a1f43" style:font-name-asian="Times New Roman1" style:font-size-asian="14pt" style:language-asian="ru" style:country-asian="RU" style:font-name-complex="Times New Roman1" style:font-size-complex="14pt"/>
    </style:style>
    <style:style style:name="P55" style:family="paragraph" style:parent-style-name="Standard">
      <style:paragraph-properties fo:text-align="end" style:justify-single-word="false"/>
      <style:text-properties fo:color="#000000" fo:font-size="14pt" fo:language="ru" fo:country="RU" style:font-size-asian="14pt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57" style:family="paragraph" style:parent-style-name="Standard">
      <style:paragraph-properties fo:margin-left="0in" fo:margin-right="0in" fo:line-height="115%" fo:text-indent="0.2917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5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language="ru" fo:country="RU" style:font-size-asian="14pt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style:font-size-asian="14pt" style:font-weight-asian="bold" style:font-weight-complex="bold"/>
    </style:style>
    <style:style style:name="P60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language="ru" fo:country="RU"/>
    </style:style>
    <style:style style:name="P61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language="ru" fo:country="RU" officeooo:paragraph-rsid="00120d61"/>
    </style:style>
    <style:style style:name="P6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font-size="12pt" fo:language="ru" fo:country="RU" style:font-size-asian="12pt" style:font-name-complex="Courier New1" style:font-size-complex="12pt"/>
    </style:style>
    <style:style style:name="P6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font-size="12pt" fo:language="ru" fo:country="RU" officeooo:paragraph-rsid="00120d61" style:font-size-asian="12pt" style:font-name-complex="Courier New1" style:font-size-complex="12pt"/>
    </style:style>
    <style:style style:name="P6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font-size="11pt" fo:language="ru" fo:country="RU" style:font-size-asian="11pt" style:font-name-complex="Courier New1" style:font-size-complex="11pt"/>
    </style:style>
    <style:style style:name="P65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ru" fo:country="RU" style:font-name-complex="Courier New1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language="ru" fo:country="RU"/>
    </style:style>
    <style:style style:name="P67" style:family="paragraph" style:parent-style-name="Standard">
      <style:paragraph-properties fo:margin-top="0in" fo:margin-bottom="0.111in" loext:contextual-spacing="false" fo:line-height="108%"/>
      <style:text-properties fo:font-size="14pt" fo:language="ru" fo:country="RU" style:font-size-asian="14pt"/>
    </style:style>
    <style:style style:name="P68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orphans="2" fo:widows="2" fo:hyphenation-ladder-count="no-limit" fo:text-indent="0.5118in" style:auto-text-indent="false" style:page-number="auto" fo:background-color="transparent" style:writing-mode="lr-tb"/>
      <style:text-properties style:font-name="Courier New" fo:font-size="14pt" fo:language="ru" fo:country="RU" fo:font-style="italic" fo:font-weight="bold" style:font-size-asian="14pt" style:font-style-asian="italic" style:font-weight-asian="bold" style:font-name-complex="Courier New1" style:font-style-complex="italic" style:font-weight-complex="bold" fo:hyphenate="true" fo:hyphenation-remain-char-count="2" fo:hyphenation-push-char-count="2" loext:hyphenation-no-caps="false"/>
    </style:style>
    <style:style style:name="P69" style:family="paragraph" style:parent-style-name="Standard">
      <style:paragraph-properties fo:margin-left="0.4925in" fo:margin-right="0in" fo:line-height="115%" fo:text-align="justify" style:justify-single-word="false" fo:text-indent="0in" style:auto-text-indent="false"/>
      <style:text-properties fo:language="ru" fo:country="RU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fo:language="ru" fo:country="RU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0cabbf" style:font-size-asian="14pt" style:font-size-complex="14pt" style:font-weight-complex="bold"/>
    </style:style>
    <style:style style:name="T8" style:family="text">
      <style:text-properties fo:font-size="14pt" officeooo:rsid="000cabbf" style:font-size-asian="14pt" style:font-size-complex="14pt"/>
    </style:style>
    <style:style style:name="T9" style:family="text">
      <style:text-properties fo:font-size="14pt" officeooo:rsid="0010835b" style:font-size-asian="14pt" style:font-size-complex="14pt"/>
    </style:style>
    <style:style style:name="T10" style:family="text">
      <style:text-properties fo:font-size="14pt" officeooo:rsid="001ae42c" style:font-size-asian="14pt" style:font-size-complex="14pt"/>
    </style:style>
    <style:style style:name="T11" style:family="text">
      <style:text-properties fo:font-size="14pt" officeooo:rsid="001c2a0b" style:font-size-asian="14pt" style:font-size-complex="14pt"/>
    </style:style>
    <style:style style:name="T12" style:family="text">
      <style:text-properties fo:font-size="14pt" officeooo:rsid="000ce724" style:font-size-asian="14pt"/>
    </style:style>
    <style:style style:name="T13" style:family="text">
      <style:text-properties fo:font-size="14pt" officeooo:rsid="001088ec" style:font-size-asian="14pt"/>
    </style:style>
    <style:style style:name="T14" style:family="text">
      <style:text-properties fo:font-size="14pt" officeooo:rsid="0013f61d" style:font-size-asian="14pt"/>
    </style:style>
    <style:style style:name="T15" style:family="text">
      <style:text-properties fo:font-size="14pt" officeooo:rsid="002bdec1" style:font-size-asian="14pt"/>
    </style:style>
    <style:style style:name="T16" style:family="text">
      <style:text-properties fo:font-size="14pt" officeooo:rsid="002ca818" style:font-size-asian="14pt"/>
    </style:style>
    <style:style style:name="T17" style:family="text">
      <style:text-properties fo:font-size="14pt" fo:language="en" fo:country="US" style:font-size-asian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10835b" style:font-size-asian="14pt" style:font-size-complex="14pt"/>
    </style:style>
    <style:style style:name="T20" style:family="text">
      <style:text-properties fo:font-size="14pt" fo:language="en" fo:country="US" officeooo:rsid="001ae42c" style:font-size-asian="14pt" style:font-size-complex="14pt"/>
    </style:style>
    <style:style style:name="T21" style:family="text">
      <style:text-properties fo:font-size="14pt" fo:language="en" fo:country="US" officeooo:rsid="000ce724" style:font-size-asian="14pt"/>
    </style:style>
    <style:style style:name="T22" style:family="text">
      <style:text-properties fo:font-size="14pt" fo:language="en" fo:country="US" officeooo:rsid="0013f61d" style:font-size-asian="14pt"/>
    </style:style>
    <style:style style:name="T23" style:family="text">
      <style:text-properties fo:font-size="14pt" fo:language="en" fo:country="US" officeooo:rsid="002bdec1" style:font-size-asian="14pt"/>
    </style:style>
    <style:style style:name="T24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25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26" style:family="text">
      <style:text-properties fo:font-size="14pt" fo:font-style="italic" fo:font-weight="bold" style:font-size-asian="14pt" style:font-style-asian="italic" style:font-weight-asian="bold"/>
    </style:style>
    <style:style style:name="T27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28" style:family="text">
      <style:text-properties fo:font-size="14pt" fo:language="ru" fo:country="RU" style:font-size-asian="14pt"/>
    </style:style>
    <style:style style:name="T29" style:family="text">
      <style:text-properties fo:font-size="14pt" fo:language="ru" fo:country="RU" officeooo:rsid="002ca818" style:font-size-asian="14pt"/>
    </style:style>
    <style:style style:name="T30" style:family="text">
      <style:text-properties fo:color="#ff0000" fo:font-size="14pt" fo:font-weight="bold" style:font-size-asian="14pt" style:font-weight-asian="bold" style:font-size-complex="14pt"/>
    </style:style>
    <style:style style:name="T31" style:family="text">
      <style:text-properties fo:font-variant="normal" fo:text-transform="none"/>
    </style:style>
    <style:style style:name="T32" style:family="text">
      <style:text-properties fo:font-variant="normal" fo:text-transform="none" fo:language="ru" fo:country="RU"/>
    </style:style>
    <style:style style:name="T33" style:family="text">
      <style:text-properties fo:font-weight="bold" style:font-weight-asian="bold" style:font-size-complex="12pt"/>
    </style:style>
    <style:style style:name="T34" style:family="text">
      <style:text-properties fo:font-weight="bold" officeooo:rsid="000cabbf" style:font-weight-asian="bold" style:font-size-complex="12pt"/>
    </style:style>
    <style:style style:name="T35" style:family="text">
      <style:text-properties style:font-name="Times New Roman" fo:font-size="12pt" style:font-size-asian="12pt" style:font-name-complex="Times New Roman1" style:font-size-complex="12pt"/>
    </style:style>
    <style:style style:name="T3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7" style:family="text">
      <style:text-properties style:font-name="Times New Roman" fo:font-size="14pt" officeooo:rsid="001c2a0b" style:font-name-asian="Times New Roman1" style:font-size-asian="14pt" style:language-asian="ru" style:country-asian="RU" style:font-name-complex="Times New Roman1" style:font-size-complex="14pt"/>
    </style:style>
    <style:style style:name="T38" style:family="text">
      <style:text-properties style:font-name="Times New Roman" fo:font-size="14pt" officeooo:rsid="002bdec1" style:font-name-asian="Times New Roman1" style:font-size-asian="14pt" style:language-asian="ru" style:country-asian="RU" style:font-name-complex="Times New Roman1" style:font-size-complex="12pt"/>
    </style:style>
    <style:style style:name="T39" style:family="text">
      <style:text-properties style:font-name="Times New Roman" fo:font-size="14pt" fo:language="en" fo:country="US" officeooo:rsid="002bdec1" style:font-name-asian="Times New Roman1" style:font-size-asian="14pt" style:language-asian="ru" style:country-asian="RU" style:font-name-complex="Times New Roman1" style:font-size-complex="12pt"/>
    </style:style>
    <style:style style:name="T40" style:family="text">
      <style:text-properties style:font-name="Times New Roman" fo:font-size="14pt" fo:language="ru" fo:country="RU" officeooo:rsid="002ca818" style:font-name-asian="Times New Roman1" style:font-size-asian="14pt" style:language-asian="ru" style:country-asian="RU" style:font-name-complex="Times New Roman1" style:font-size-complex="12pt"/>
    </style:style>
    <style:style style:name="T41" style:family="text">
      <style:text-properties style:font-name="Times New Roman" officeooo:rsid="001c2a0b" style:font-name-asian="Times New Roman1" style:language-asian="ru" style:country-asian="RU" style:font-name-complex="Times New Roman1" style:font-size-complex="14pt"/>
    </style:style>
    <style:style style:name="T42" style:family="text">
      <style:text-properties style:font-name="Courier New" fo:font-size="11pt" style:font-size-asian="11pt" style:font-name-complex="Courier New1" style:font-size-complex="11pt"/>
    </style:style>
    <style:style style:name="T43" style:family="text">
      <style:text-properties style:font-name="Courier New" fo:font-size="11pt" fo:language="en" fo:country="US" style:font-size-asian="11pt" style:font-name-complex="Courier New1" style:font-size-complex="11pt"/>
    </style:style>
    <style:style style:name="T44" style:family="text">
      <style:text-properties style:font-name="Courier New" fo:language="en" fo:country="US" style:font-name-complex="Courier New1"/>
    </style:style>
    <style:style style:name="T45" style:family="text">
      <style:text-properties style:font-name="Courier New" style:font-name-complex="Courier New1"/>
    </style:style>
    <style:style style:name="T46" style:family="text">
      <style:text-properties style:font-name="Courier New" fo:font-size="12pt" fo:language="en" fo:country="US" style:font-size-asian="12pt" style:font-name-complex="Courier New1" style:font-size-complex="12pt"/>
    </style:style>
    <style:style style:name="T47" style:family="text">
      <style:text-properties style:font-name="Courier New" fo:font-size="12pt" fo:language="en" fo:country="US" officeooo:rsid="001088ec" style:font-size-asian="12pt" style:font-name-complex="Courier New1" style:font-size-complex="12pt"/>
    </style:style>
    <style:style style:name="T48" style:family="text">
      <style:text-properties style:font-name="Courier New" fo:font-size="12pt" style:font-size-asian="12pt" style:font-name-complex="Courier New1" style:font-size-complex="12pt"/>
    </style:style>
    <style:style style:name="T49" style:family="text">
      <style:text-properties style:font-name="Courier New" fo:font-size="12pt" officeooo:rsid="001088ec" style:font-size-asian="12pt" style:font-name-complex="Courier New1" style:font-size-complex="12pt"/>
    </style:style>
    <style:style style:name="T50" style:family="text">
      <style:text-properties officeooo:rsid="000cacd7"/>
    </style:style>
    <style:style style:name="T51" style:family="text">
      <style:text-properties officeooo:rsid="000cc544"/>
    </style:style>
    <style:style style:name="T52" style:family="text">
      <style:text-properties officeooo:rsid="000cd56a"/>
    </style:style>
    <style:style style:name="T53" style:family="text">
      <style:text-properties officeooo:rsid="0010835b"/>
    </style:style>
    <style:style style:name="T54" style:family="text">
      <style:text-properties officeooo:rsid="001088ec"/>
    </style:style>
    <style:style style:name="T55" style:family="text">
      <style:text-properties officeooo:rsid="000cabbf"/>
    </style:style>
    <style:style style:name="T56" style:family="text">
      <style:text-properties officeooo:rsid="000ebf34"/>
    </style:style>
    <style:style style:name="T57" style:family="text">
      <style:text-properties officeooo:rsid="0013f61d"/>
    </style:style>
    <style:style style:name="T58" style:family="text">
      <style:text-properties officeooo:rsid="00152b39"/>
    </style:style>
    <style:style style:name="T59" style:family="text">
      <style:text-properties officeooo:rsid="0015a572"/>
    </style:style>
    <style:style style:name="T60" style:family="text">
      <style:text-properties officeooo:rsid="00179654"/>
    </style:style>
    <style:style style:name="T61" style:family="text">
      <style:text-properties officeooo:rsid="001a1f43"/>
    </style:style>
    <style:style style:name="T62" style:family="text">
      <style:text-properties officeooo:rsid="001c2a0b"/>
    </style:style>
    <style:style style:name="T63" style:family="text">
      <style:text-properties style:font-size-complex="14pt"/>
    </style:style>
    <style:style style:name="T64" style:family="text">
      <style:text-properties officeooo:rsid="0010835b" style:font-size-complex="14pt"/>
    </style:style>
    <style:style style:name="T65" style:family="text">
      <style:text-properties officeooo:rsid="001c2a0b" style:font-size-complex="14pt"/>
    </style:style>
    <style:style style:name="T66" style:family="text">
      <style:text-properties officeooo:rsid="002a3f96" style:font-size-complex="14pt"/>
    </style:style>
    <style:style style:name="T67" style:family="text">
      <style:text-properties fo:language="ru" fo:country="RU" fo:font-weight="bold" style:font-weight-asian="bold" style:font-size-complex="12pt"/>
    </style:style>
    <style:style style:name="T68" style:family="text">
      <style:text-properties fo:language="ru" fo:country="RU" fo:font-weight="bold" officeooo:rsid="000cabbf" style:font-weight-asian="bold" style:font-size-complex="12pt"/>
    </style:style>
    <style:style style:name="T69" style:family="text">
      <style:text-properties officeooo:rsid="002ca818"/>
    </style:style>
    <style:style style:name="T70" style:family="text">
      <style:text-properties officeooo:rsid="002ca9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ОБРНАУКИ РОССИИ</text:p>
      <text:p text:style-name="P47">Санкт-Петербургский государственный</text:p>
      <text:p text:style-name="P47">электротехнический университет</text:p>
      <text:p text:style-name="P47">«ЛЭТИ» им. В.И. Ульянова (Ленина)</text:p>
      <text:p text:style-name="P37">Кафедра МО ЭВМ</text:p>
      <text:p text:style-name="P47"/>
      <text:p text:style-name="P41"/>
      <text:p text:style-name="P41"/>
      <text:p text:style-name="P41"/>
      <text:p text:style-name="P41"/>
      <text:p text:style-name="P41"/>
      <text:p text:style-name="P41"/>
      <text:p text:style-name="P1"><text:span text:style-name="Book_20_Title"><text:span text:style-name="T2">отчет</text:span></text:span></text:p>
      <text:p text:style-name="P49"><text:span text:style-name="T3">по лабораторной работе</text:span><text:span text:style-name="T30"> </text:span><text:span text:style-name="T3">№1</text:span></text:p>
      <text:p text:style-name="P37">по дисциплине «Организация ЭВМ и систем»</text:p>
      <text:h text:style-name="Heading_20_1" text:outline-level="1"><text:span text:style-name="Book_20_Title"><text:span text:style-name="T32">Тема: </text:span></text:span><text:span text:style-name="T67">Трансляции, отладка и выполнение программ на языке Ассембл</text:span><text:span text:style-name="T68">е</text:span><text:span text:style-name="T67">ра.</text:span></text:h>
      <text:p text:style-name="P36"/>
      <text:p text:style-name="P41"/>
      <text:p text:style-name="P41"/>
      <text:p text:style-name="P41"/>
      <text:p text:style-name="P40"/>
      <text:p text:style-name="P41"/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9">Студент гр. <text:span text:style-name="T61">9383</text:span></text:p>
          </table:table-cell>
          <table:table-cell table:style-name="Таблица1.B1" office:value-type="string">
            <text:p text:style-name="P39"/>
          </table:table-cell>
          <table:table-cell table:style-name="Таблица1.A1" office:value-type="string">
            <text:p text:style-name="P54">Ноздрин В.Я. </text:p>
          </table:table-cell>
        </table:table-row>
        <table:table-row table:style-name="Таблица1.1">
          <table:table-cell table:style-name="Таблица1.A1" office:value-type="string">
            <text:p text:style-name="P39">Преподаватель</text:p>
          </table:table-cell>
          <table:table-cell table:style-name="Таблица1.B2" office:value-type="string">
            <text:p text:style-name="P39"/>
          </table:table-cell>
          <table:table-cell table:style-name="Таблица1.A1" office:value-type="string">
            <text:p text:style-name="P42">Ефремов М.А.</text:p>
          </table:table-cell>
        </table:table-row>
      </table:table>
      <text:p text:style-name="P43"/>
      <text:p text:style-name="P43"/>
      <text:p text:style-name="P43">Санкт-Петербург</text:p>
      <text:p text:style-name="P49"><text:span text:style-name="T6">20</text:span><text:span text:style-name="T7">20</text:span></text:p>
      <text:p text:style-name="P16"><text:soft-page-break/>Цель работы. </text:p>
      <text:p text:style-name="P18">Изучить основные принципы трансляции, отладки и выполнения программ на языке Ассемблера. </text:p>
      <text:p text:style-name="P17">Ход работы. </text:p>
      <text:p text:style-name="P15">Часть 1.</text:p>
      <text:p text:style-name="P10"><text:span text:style-name="T5">1. Загру</text:span><text:span text:style-name="T9">жены</text:span><text:span text:style-name="T5"> файлы из каталога /</text:span><text:span text:style-name="T10">tools</text:span><text:span text:style-name="T5"> в каталог </text:span><text:span text:style-name="T10">~/tools</text:span></text:p>
      <text:p text:style-name="P4"/>
      <text:p text:style-name="P11"><text:span text:style-name="T5">2. Запу</text:span><text:span text:style-name="T9">щена</text:span><text:span text:style-name="T5"> программ</text:span><text:span text:style-name="T9">а</text:span><text:span text:style-name="T5"> DOSBox, смонтир</text:span><text:span text:style-name="T9">ован</text:span><text:span text:style-name="T5"> виртуальный диск </text:span><text:span text:style-name="T9">С</text:span><text:span text:style-name="T5">: в каталоге </text:span><text:span text:style-name="T10">~</text:span><text:span text:style-name="T5">/</text:span><text:span text:style-name="T10">tools</text:span><text:span text:style-name="T5"> при помощи mount </text:span><text:span text:style-name="T10">c</text:span><text:span text:style-name="T5"> </text:span><text:span text:style-name="T10">~/tools</text:span></text:p>
      <text:p text:style-name="P4"/>
      <text:p text:style-name="P10"><text:span text:style-name="T5">3. Просмотр</text:span><text:span text:style-name="T9">ен </text:span><text:span text:style-name="T11">код программ hello1.asm и hello2.asm</text:span><text:span text:style-name="T5">, изуч</text:span><text:span text:style-name="T9">ен</text:span><text:span text:style-name="T11">ы</text:span><text:span text:style-name="T5"> структур</text:span><text:span text:style-name="T11">а</text:span><text:span text:style-name="T5"> и реализаци</text:span><text:span text:style-name="T37">я</text:span><text:span text:style-name="T11"> </text:span><text:span text:style-name="T5">сегмент</text:span><text:span text:style-name="T11">ов</text:span><text:span text:style-name="T5"> программы. Строк</text:span><text:span text:style-name="T9">а</text:span><text:span text:style-name="T5">-приветствие преобразова</text:span><text:span text:style-name="T9">на</text:span><text:span text:style-name="T5"> в соответствии с личными данными.</text:span></text:p>
      <text:p text:style-name="P10"/>
      <text:p text:style-name="P5">4. В DOS <text:span text:style-name="T53">осуществлен переход</text:span> на виртуальный диск при помощи команды <text:span text:style-name="T62">c:</text:span><text:span text:style-name="T53"> </text:span></text:p>
      <text:p text:style-name="P10"/>
      <text:p text:style-name="P6">5. Протранслирова<text:span text:style-name="T53">на</text:span> программ<text:span text:style-name="T53">а</text:span> с помощью строки:</text:p>
      <text:p text:style-name="P6">&gt; masm hello1.asm</text:p>
      <text:p text:style-name="P12"><text:span text:style-name="T37">С</text:span><text:span text:style-name="T5">оздается объектный файл Hello1.obj </text:span><text:span text:style-name="T37">с сообщением об отстутствии ошибок и предупрежденй</text:span><text:span text:style-name="T5">.</text:span></text:p>
      <text:p text:style-name="P10"/>
      <text:p text:style-name="P6">6. Скомпонова<text:span text:style-name="T53">н</text:span> загрузочный модуль Hello1.exe с помощью строки:</text:p>
      <text:p text:style-name="P6">&gt; link Hello1.obj</text:p>
      <text:p text:style-name="P12"><text:span text:style-name="T37">Л</text:span><text:span text:style-name="T5">инковщик создает загрузочный модуль Hello1.exe.</text:span></text:p>
      <text:p text:style-name="P6"/>
      <text:p text:style-name="P12"><text:span text:style-name="T5">7. Загру</text:span><text:span text:style-name="T9">жена</text:span><text:span text:style-name="T5"> русск</text:span><text:span text:style-name="T9">ая</text:span><text:span text:style-name="T5"> кодов</text:span><text:span text:style-name="T9">ая</text:span><text:span text:style-name="T5"> таблиц</text:span><text:span text:style-name="T9">а</text:span><text:span text:style-name="T5"> символов путём набора строки:</text:span></text:p>
      <text:p text:style-name="P12"><text:span text:style-name="T5">&gt; keyb ru 866</text:span></text:p>
      <text:p text:style-name="P6"/>
      <text:p text:style-name="P12"><text:span text:style-name="T5">8. Запу</text:span><text:span text:style-name="T9">щена</text:span><text:span text:style-name="T5"> программ</text:span><text:span text:style-name="T9">а</text:span><text:span text:style-name="T5"> в автоматическом режиме путем набора строки:</text:span></text:p>
      <text:p text:style-name="P6">&gt; Hello1.exe</text:p>
      <text:p text:style-name="P4"/>
      <text:p text:style-name="P6">9. <text:s/>Вывод программы:</text:p>
      <text:p text:style-name="P12"><text:span text:style-name="T5">&gt; Вас приветствует ст.гр.</text:span><text:span text:style-name="T8">938</text:span><text:span text:style-name="T11">3</text:span><text:span text:style-name="T5"> — </text:span><text:span text:style-name="T37">Ноздрин В. Я.</text:span></text:p>
      <text:p text:style-name="P7"/>
      <text:p text:style-name="P6"><text:soft-page-break/>10. Выполн<text:span text:style-name="T53">ен</text:span> запуск программы Hello1.exe в пошаговом режиме с фиксацией используемых регистров и ячеек памяти до и после выполнения каждой команды, используя отладчик и соответственно команду:</text:p>
      <text:p text:style-name="P6">&gt; afd<text:span text:style-name="T53">pro</text:span> Hello1.exe.</text:p>
      <text:p text:style-name="P8">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p text:style-name="P8"/>
      <text:list xml:id="list812597465" text:style-name="L1">
        <text:list-item>
          <text:p text:style-name="P9">Содержимое сегментных регистров до старта программы:</text:p>
          <text:p text:style-name="P13"><text:span text:style-name="T4">CS:1A</text:span><text:span text:style-name="T12">05</text:span><text:span text:style-name="T4">, DS:19</text:span><text:span text:style-name="T12">F5</text:span><text:span text:style-name="T4">, ES:1</text:span><text:span text:style-name="T12">9F5</text:span><text:span text:style-name="T4">, SS:</text:span><text:span text:style-name="T12">1A0A</text:span><text:span text:style-name="T4">, HS:1</text:span><text:span text:style-name="T12">9F5</text:span><text:span text:style-name="T4">, FS:1</text:span><text:span text:style-name="T12">9F5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19">Адрес</text:p>
            <text:p text:style-name="P19">Команды</text:p>
          </table:table-cell>
          <table:table-cell table:style-name="Таблица2.A1" table:number-rows-spanned="2" office:value-type="string">
            <text:p text:style-name="P19">Символический</text:p>
            <text:p text:style-name="P19">код <text:s/>команды</text:p>
          </table:table-cell>
          <table:table-cell table:style-name="Таблица2.A1" table:number-rows-spanned="2" office:value-type="string">
            <text:p text:style-name="P19">16-ричный </text:p>
            <text:p text:style-name="P19">код команды</text:p>
          </table:table-cell>
          <table:table-cell table:style-name="Таблица2.A1" table:number-columns-spanned="2" office:value-type="string">
            <text:p text:style-name="P19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19">до выполнения .</text:p>
          </table:table-cell>
          <table:table-cell table:style-name="Таблица2.A1" office:value-type="string">
            <text:p text:style-name="P19">После выполнения</text:p>
          </table:table-cell>
        </table:table-row>
        <table:table-row table:style-name="Таблица2.3">
          <table:table-cell table:style-name="Таблица2.A1" office:value-type="string">
            <text:p text:style-name="P27">0010</text:p>
          </table:table-cell>
          <table:table-cell table:style-name="Таблица2.A1" office:value-type="string">
            <text:p text:style-name="P27">MOV <text:s text:c="2"/>AX, 1A<text:span text:style-name="T50">07</text:span></text:p>
          </table:table-cell>
          <table:table-cell table:style-name="Таблица2.A1" office:value-type="string">
            <text:p text:style-name="P27">B8<text:span text:style-name="T50">071A</text:span></text:p>
          </table:table-cell>
          <table:table-cell table:style-name="Таблица2.A1" office:value-type="string">
            <text:p text:style-name="P19">(AX) = 0000</text:p>
            <text:p text:style-name="P20">(DS) = <text:span text:style-name="T51">19F5</text:span></text:p>
            <text:p text:style-name="P21">(DX) = 0000</text:p>
            <text:p text:style-name="P19"><text:s/>(IP) = 0010</text:p>
          </table:table-cell>
          <table:table-cell table:style-name="Таблица2.A1" office:value-type="string">
            <text:p text:style-name="P21">(AX) = 1A<text:span text:style-name="T50">07</text:span></text:p>
            <text:p text:style-name="P21">(DS) = <text:span text:style-name="T51">19F5</text:span></text:p>
            <text:p text:style-name="P21">(DX) = 0000</text:p>
            <text:p text:style-name="P21"><text:s/>(IP) = 001<text:span text:style-name="T51">3</text:span></text:p>
          </table:table-cell>
        </table:table-row>
        <table:table-row table:style-name="Таблица2.3">
          <table:table-cell table:style-name="Таблица2.A1" office:value-type="string">
            <text:p text:style-name="P27">0013</text:p>
          </table:table-cell>
          <table:table-cell table:style-name="Таблица2.A1" office:value-type="string">
            <text:p text:style-name="P27">MOV DS, AX</text:p>
          </table:table-cell>
          <table:table-cell table:style-name="Таблица2.A1" office:value-type="string">
            <text:p text:style-name="P27">8ED8</text:p>
          </table:table-cell>
          <table:table-cell table:style-name="Таблица2.A1" office:value-type="string">
            <text:p text:style-name="P21">(AX) = 1A<text:span text:style-name="T50">07</text:span></text:p>
            <text:p text:style-name="P21">(DS) = <text:span text:style-name="T51">19F5</text:span></text:p>
            <text:p text:style-name="P21">(DX) = 0000</text:p>
            <text:p text:style-name="P21"><text:s/>(IP) = 001<text:span text:style-name="T51">3</text:span></text:p>
          </table:table-cell>
          <table:table-cell table:style-name="Таблица2.A1" office:value-type="string">
            <text:p text:style-name="P21">(AX) = 1A<text:span text:style-name="T50">07</text:span></text:p>
            <text:p text:style-name="P21">(DS) = 1A<text:span text:style-name="T50">07</text:span></text:p>
            <text:p text:style-name="P21">(DX) = 0000</text:p>
            <text:p text:style-name="P21"><text:s/>(IP) = 001<text:span text:style-name="T51">5</text:span></text:p>
          </table:table-cell>
        </table:table-row>
        <table:table-row table:style-name="Таблица2.3">
          <table:table-cell table:style-name="Таблица2.A1" office:value-type="string">
            <text:p text:style-name="P27">0015</text:p>
          </table:table-cell>
          <table:table-cell table:style-name="Таблица2.A1" office:value-type="string">
            <text:p text:style-name="P27">MOV DX, 0000</text:p>
          </table:table-cell>
          <table:table-cell table:style-name="Таблица2.A1" office:value-type="string">
            <text:p text:style-name="P27">BA0000</text:p>
          </table:table-cell>
          <table:table-cell table:style-name="Таблица2.A1" office:value-type="string">
            <text:p text:style-name="P21">(AX) = 1A<text:span text:style-name="T50">07</text:span></text:p>
            <text:p text:style-name="P21">(DS) = 1A<text:span text:style-name="T50">07</text:span></text:p>
            <text:p text:style-name="P21">(DX) = 0000</text:p>
            <text:p text:style-name="P21"><text:s/>(IP) = 001<text:span text:style-name="T51">5</text:span></text:p>
          </table:table-cell>
          <table:table-cell table:style-name="Таблица2.A1" office:value-type="string">
            <text:p text:style-name="P21">(AX) = 1A<text:span text:style-name="T50">07</text:span></text:p>
            <text:p text:style-name="P21">(DS) = 1A<text:span text:style-name="T50">07</text:span></text:p>
            <text:p text:style-name="P21">(DX) = 0000</text:p>
            <text:p text:style-name="P21"><text:s/>(IP) = 001<text:span text:style-name="T51">8</text:span></text:p>
          </table:table-cell>
        </table:table-row>
        <table:table-row table:style-name="Таблица2.6">
          <table:table-cell table:style-name="Таблица2.A1" office:value-type="string">
            <text:p text:style-name="P27">0018</text:p>
          </table:table-cell>
          <table:table-cell table:style-name="Таблица2.A1" office:value-type="string">
            <text:p text:style-name="P27">MOV AH,09</text:p>
          </table:table-cell>
          <table:table-cell table:style-name="Таблица2.A1" office:value-type="string">
            <text:p text:style-name="P27">B409</text:p>
          </table:table-cell>
          <table:table-cell table:style-name="Таблица2.A1" office:value-type="string">
            <text:p text:style-name="P21">(AX) = 1A<text:span text:style-name="T50">07</text:span></text:p>
            <text:p text:style-name="P21">(DS) = 1A<text:span text:style-name="T50">07</text:span></text:p>
            <text:p text:style-name="P21">(DX) = 0000</text:p>
            <text:p text:style-name="P21"><text:s/>(IP) = 001<text:span text:style-name="T51">8</text:span></text:p>
          </table:table-cell>
          <table:table-cell table:style-name="Таблица2.A1" office:value-type="string">
            <text:p text:style-name="P21">(AX) = <text:span text:style-name="T51">0907</text:span></text:p>
            <text:p text:style-name="P21">(DS) = 1A<text:span text:style-name="T50">07</text:span></text:p>
            <text:p text:style-name="P21">(DX) = 0000</text:p>
            <text:p text:style-name="P21"><text:s/>(IP) = <text:span text:style-name="T51">001A</text:span></text:p>
          </table:table-cell>
        </table:table-row>
        <table:table-row table:style-name="Таблица2.7">
          <table:table-cell table:style-name="Таблица2.A1" office:value-type="string">
            <text:p text:style-name="P27">001A</text:p>
          </table:table-cell>
          <table:table-cell table:style-name="Таблица2.A1" office:value-type="string">
            <text:p text:style-name="P27">INT 21</text:p>
          </table:table-cell>
          <table:table-cell table:style-name="Таблица2.A1" office:value-type="string">
            <text:p text:style-name="P27">CD21</text:p>
          </table:table-cell>
          <table:table-cell table:style-name="Таблица2.A1" office:value-type="string">
            <text:p text:style-name="P21">(AX) = <text:span text:style-name="T51">0907</text:span></text:p>
            <text:p text:style-name="P21">(DS) = 1A<text:span text:style-name="T50">07</text:span></text:p>
            <text:p text:style-name="P21">(DX) = 0000</text:p>
            <text:p text:style-name="P21"><text:s/>(IP) = <text:span text:style-name="T51">001A</text:span></text:p>
          </table:table-cell>
          <table:table-cell table:style-name="Таблица2.A1" office:value-type="string">
            <text:p text:style-name="P22">(AX) = <text:span text:style-name="T51">0907</text:span></text:p>
            <text:p text:style-name="P22">(DS) = 1A<text:span text:style-name="T50">07</text:span></text:p>
            <text:p text:style-name="P22">(DX) = 0000</text:p>
            <text:p text:style-name="P28"><text:s/>(IP) = <text:span text:style-name="T51">001</text:span>C</text:p>
          </table:table-cell>
        </table:table-row>
        <table:table-row table:style-name="Таблица2.8">
          <table:table-cell table:style-name="Таблица2.A1" office:value-type="string">
            <text:p text:style-name="P27">001C</text:p>
          </table:table-cell>
          <table:table-cell table:style-name="Таблица2.A1" office:value-type="string">
            <text:p text:style-name="P27">MOV AH,4C</text:p>
          </table:table-cell>
          <table:table-cell table:style-name="Таблица2.A1" office:value-type="string">
            <text:p text:style-name="P27">B44C</text:p>
          </table:table-cell>
          <table:table-cell table:style-name="Таблица2.A1" office:value-type="string">
            <text:p text:style-name="P22">(AX) = <text:span text:style-name="T51">0907</text:span></text:p>
            <text:p text:style-name="P22">(DS) = 1A<text:span text:style-name="T50">07</text:span></text:p>
            <text:p text:style-name="P22">(DX) = 0000</text:p>
            <text:p text:style-name="P28"><text:s/>(IP) = <text:span text:style-name="T51">001</text:span>C</text:p>
          </table:table-cell>
          <table:table-cell table:style-name="Таблица2.A1" office:value-type="string">
            <text:p text:style-name="P22">(AX) = <text:span text:style-name="T52">4C07</text:span></text:p>
            <text:p text:style-name="P22">(DS) = 1A<text:span text:style-name="T50">07</text:span></text:p>
            <text:p text:style-name="P22">(DX) = 0000</text:p>
            <text:p text:style-name="P28"><text:s/>(IP) = <text:span text:style-name="T51">001</text:span>E</text:p>
          </table:table-cell>
        </table:table-row>
        <table:table-row table:style-name="Таблица2.3">
          <table:table-cell table:style-name="Таблица2.A1" office:value-type="string">
            <text:p text:style-name="P27">001E</text:p>
          </table:table-cell>
          <table:table-cell table:style-name="Таблица2.A1" office:value-type="string">
            <text:p text:style-name="P27">INT 21</text:p>
          </table:table-cell>
          <table:table-cell table:style-name="Таблица2.A1" office:value-type="string">
            <text:p text:style-name="P27">CD21</text:p>
          </table:table-cell>
          <table:table-cell table:style-name="Таблица2.A1" office:value-type="string">
            <text:p text:style-name="P22">(AX) = <text:span text:style-name="T52">4C07</text:span></text:p>
            <text:p text:style-name="P22">(DS) = 1A<text:span text:style-name="T50">07</text:span></text:p>
            <text:p text:style-name="P22">(DX) = 0000</text:p>
            <text:p text:style-name="P28"><text:s/>(IP) = <text:span text:style-name="T51">001</text:span>E</text:p>
          </table:table-cell>
          <table:table-cell table:style-name="Таблица2.A1" office:value-type="string">
            <text:p text:style-name="P19">(AX) = 0000</text:p>
            <text:p text:style-name="P19">(DS) = 19<text:span text:style-name="T52">F5</text:span></text:p>
            <text:p text:style-name="P22">(DX) = 0000</text:p>
            <text:p text:style-name="P19">(IP) = 0010</text:p>
          </table:table-cell>
        </table:table-row>
      </table:table>
      <text:p text:style-name="P38"/>
      <text:p text:style-name="P38">Часть 2.</text:p>
      <text:p text:style-name="P44"><text:soft-page-break/>1. <text:span text:style-name="T63">Просмотр</text:span><text:span text:style-name="T64">ен </text:span><text:span text:style-name="T65">код программ</text:span><text:span text:style-name="T66">ы</text:span><text:span text:style-name="T65"> hello2.asm</text:span><text:span text:style-name="T63">, изуч</text:span><text:span text:style-name="T64">ен</text:span><text:span text:style-name="T65">ы</text:span><text:span text:style-name="T63"> структур</text:span><text:span text:style-name="T65">а</text:span><text:span text:style-name="T63"> и реализаци</text:span><text:span text:style-name="T41">я</text:span><text:span text:style-name="T65"> </text:span><text:span text:style-name="T63">сегмент</text:span><text:span text:style-name="T65">ов</text:span><text:span text:style-name="T63"> программы. <text:s/>Строки-приветствия преобразова</text:span><text:span text:style-name="T64">ны</text:span><text:span text:style-name="T63"> в соответствии с личными данными.</text:span></text:p>
      <text:p text:style-name="P51"/>
      <text:list xml:id="list2126366239" text:style-name="WWNum2">
        <text:list-item>
          <text:p text:style-name="P52"><text:span text:style-name="T4">Выполн</text:span><text:span text:style-name="T13">ена</text:span><text:span text:style-name="T4"> трансляци</text:span><text:span text:style-name="T13">я</text:span><text:span text:style-name="T4"> программы </text:span><text:span text:style-name="T15">h</text:span><text:span text:style-name="T4">ello2.asm команд</text:span><text:span text:style-name="T15">ой</text:span><text:span text:style-name="T4">:</text:span></text:p>
          <text:p text:style-name="P52"><text:span text:style-name="T4">&gt;masm </text:span><text:span text:style-name="T15">h</text:span><text:span text:style-name="T4">ello2.asm</text:span></text:p>
          <text:p text:style-name="P52"><text:span text:style-name="T38">Создан </text:span><text:span text:style-name="T4">объектный файл </text:span><text:span text:style-name="T15">h</text:span><text:span text:style-name="T4">ello2.</text:span><text:span text:style-name="T15">obj с сообщением об отсутствии </text:span><text:span text:style-name="T4">ошибок</text:span><text:span text:style-name="T4">.</text:span></text:p>
        </text:list-item>
      </text:list>
      <text:p text:style-name="P50"/>
      <text:list xml:id="list3801856630375" text:continue-numbering="true" text:style-name="WWNum2">
        <text:list-item>
          <text:p text:style-name="P35"><text:span text:style-name="T29">Скомпилировн загрузочный модуль h</text:span><text:span text:style-name="T28">ello2.exe </text:span><text:span text:style-name="T40">командой</text:span><text:span text:style-name="T28">:</text:span></text:p>
          <text:p text:style-name="P53"><text:span text:style-name="T4">&gt;link Hello2.obj</text:span></text:p>
          <text:p text:style-name="P46"/>
        </text:list-item>
        <text:list-item>
          <text:p text:style-name="P53"><text:span text:style-name="T4">Выполн</text:span><text:span text:style-name="T13">ена</text:span><text:span text:style-name="T4"> программ</text:span><text:span text:style-name="T13">f</text:span><text:span text:style-name="T4"> Hello2.exe в автоматическом режиме и </text:span><text:span text:style-name="T13">проконтроллировано</text:span><text:span text:style-name="T4">, что она работает корректно: в консоль выводится:</text:span></text:p>
          <text:p text:style-name="P53"><text:span text:style-name="T4">&gt;</text:span><text:span text:style-name="T13">Hello Worlds</text:span><text:span text:style-name="T4">!</text:span></text:p>
          <text:p text:style-name="P53"><text:span text:style-name="T4">&gt;</text:span><text:span text:style-name="T13">Student from 9383 - Nozdrin V.Y.</text:span><text:span text:style-name="T4">.</text:span></text:p>
        </text:list-item>
      </text:list>
      <text:p text:style-name="P45"><text:s/></text:p>
      <text:list xml:id="list3801026255522" text:continue-numbering="true" text:style-name="WWNum2">
        <text:list-item>
          <text:p text:style-name="P2"><text:span text:style-name="T4">Запу</text:span><text:span text:style-name="T13">щена</text:span><text:span text:style-name="T4"> программ</text:span><text:span text:style-name="T13">а</text:span><text:span text:style-name="T4"> Hello2.exe в пошаговом режиме, используя отладчик afd</text:span><text:span text:style-name="T13">pro</text:span><text:span text:style-name="T4"> с фиксацией содержимого используемых регистров и ячеек памяти до и после выполнения команд.</text:span></text:p>
        </text:list-item>
      </text:list>
      <text:p text:style-name="P3"/>
      <text:p text:style-name="P14"><text:span text:style-name="T4">Содержимое сегментных регистров до старта программы: CS:1</text:span><text:span text:style-name="T14">A0A</text:span><text:span text:style-name="T4">, DS:1</text:span><text:span text:style-name="T14">9F5</text:span><text:span text:style-name="T4">, ES:1</text:span><text:span text:style-name="T14">9F5</text:span><text:span text:style-name="T4">, SS:1</text:span><text:span text:style-name="T14">A05</text:span><text:span text:style-name="T4">, HS:1</text:span><text:span text:style-name="T14">9F5</text:span><text:span text:style-name="T4">, FS: 1</text:span><text:span text:style-name="T14">9F5.</text:span><text:span text:style-name="T4"> </text:span></text:p>
      <text:p text:style-name="P55">Табл.2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19">Адрес</text:p>
            <text:p text:style-name="P19">Команды</text:p>
          </table:table-cell>
          <table:table-cell table:style-name="Таблица3.A1" table:number-rows-spanned="2" office:value-type="string">
            <text:p text:style-name="P19">Символический</text:p>
            <text:p text:style-name="P19">код <text:s/>команды</text:p>
          </table:table-cell>
          <table:table-cell table:style-name="Таблица3.A1" table:number-rows-spanned="2" office:value-type="string">
            <text:p text:style-name="P32"><text:span text:style-name="T35">16-ричный </text:span></text:p>
            <text:p text:style-name="P19">код команды</text:p>
          </table:table-cell>
          <table:table-cell table:style-name="Таблица3.A1" table:number-columns-spanned="2" office:value-type="string">
            <text:p text:style-name="P19">Содержимое регистров и ячеек 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32"><text:span text:style-name="T35">До выполнения </text:span></text:p>
          </table:table-cell>
          <table:table-cell table:style-name="Таблица3.A1" office:value-type="string">
            <text:p text:style-name="P19">После выполнения</text:p>
          </table:table-cell>
        </table:table-row>
        <table:table-row table:style-name="Таблица3.3">
          <table:table-cell table:style-name="Таблица3.A1" office:value-type="string">
            <text:p text:style-name="P33"><text:span text:style-name="T35">0005</text:span></text:p>
          </table:table-cell>
          <table:table-cell table:style-name="Таблица3.A1" office:value-type="string">
            <text:p text:style-name="P27">PUSH DS</text:p>
          </table:table-cell>
          <table:table-cell table:style-name="Таблица3.A1" office:value-type="string">
            <text:p text:style-name="P27">1E</text:p>
          </table:table-cell>
          <table:table-cell table:style-name="Таблица3.A1" office:value-type="string">
            <text:p text:style-name="P23">(AX) = 0000</text:p>
            <text:p text:style-name="P23">(DS) <text:span text:style-name="T57">= 19F5</text:span></text:p>
            <text:p text:style-name="P19">(SP) = 0018</text:p>
            <text:p text:style-name="P19">(IP) = 0005</text:p>
            <text:p text:style-name="P19">Stack +0 0000</text:p>
            <text:p text:style-name="P19"><text:s text:c="5"/>+2 0000</text:p>
            <text:p text:style-name="P19"><text:s text:c="5"/>+4 0000</text:p>
          </table:table-cell>
          <table:table-cell table:style-name="Таблица3.A1" office:value-type="string">
            <text:p text:style-name="P23">(AX) = 0000</text:p>
            <text:p text:style-name="P23">(DS) = <text:span text:style-name="T57">19F5</text:span></text:p>
            <text:p text:style-name="P19">(SP) = 0016</text:p>
            <text:p text:style-name="P19">(IP) = 0006</text:p>
            <text:p text:style-name="P23">Stack +0 <text:span text:style-name="T57">19F5</text:span></text:p>
            <text:p text:style-name="P19"><text:s text:c="5"/>+2 0000</text:p>
            <text:p text:style-name="P19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7">0006</text:p>
          </table:table-cell>
          <table:table-cell table:style-name="Таблица3.A1" office:value-type="string">
            <text:p text:style-name="P27">SUB AX, AX</text:p>
          </table:table-cell>
          <table:table-cell table:style-name="Таблица3.A1" office:value-type="string">
            <text:p text:style-name="P27">2BCO</text:p>
          </table:table-cell>
          <table:table-cell table:style-name="Таблица3.A1" office:value-type="string">
            <text:p text:style-name="P23">(AX) = 0000</text:p>
            <text:p text:style-name="P23">(DS) = <text:span text:style-name="T57">19F5</text:span></text:p>
            <text:p text:style-name="P23">(SP) = 0016</text:p>
            <text:p text:style-name="P23">(IP) = 0006</text:p>
            <text:p text:style-name="P23">Stack +0 <text:span text:style-name="T57">19F5</text:span></text:p>
            <text:p text:style-name="P23"><text:s text:c="5"/>+2 0000</text:p>
            <text:p text:style-name="P23"><text:s text:c="5"/>+4 0000</text:p>
          </table:table-cell>
          <table:table-cell table:style-name="Таблица3.A1" office:value-type="string">
            <text:p text:style-name="P23">(AX) = 0000</text:p>
            <text:p text:style-name="P23">(DS) = <text:span text:style-name="T57">19F5</text:span></text:p>
            <text:p text:style-name="P23">(SP) = 0016</text:p>
            <text:p text:style-name="P23">(IP) = 000<text:span text:style-name="T57">8</text:span></text:p>
            <text:p text:style-name="P23">Stack +0 <text:span text:style-name="T57">19F5</text:span></text:p>
            <text:p text:style-name="P23"><text:s text:c="5"/>+2 0000</text:p>
            <text:p text:style-name="P23"><text:s text:c="5"/>+4 0000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27">0008</text:p>
          </table:table-cell>
          <table:table-cell table:style-name="Таблица3.A1" office:value-type="string">
            <text:p text:style-name="P27">PUSH AX</text:p>
          </table:table-cell>
          <table:table-cell table:style-name="Таблица3.A1" office:value-type="string">
            <text:p text:style-name="P27">50</text:p>
          </table:table-cell>
          <table:table-cell table:style-name="Таблица3.A1" office:value-type="string">
            <text:p text:style-name="P19">(AX) = 0000</text:p>
            <text:p text:style-name="P24">(DS) = <text:span text:style-name="T57">19F5</text:span></text:p>
            <text:p text:style-name="P19">(SP) = 0016</text:p>
            <text:p text:style-name="P19">(IP) = 0008</text:p>
            <text:p text:style-name="P24">Stack +0 <text:span text:style-name="T57">19F5</text:span></text:p>
            <text:p text:style-name="P19"><text:s text:c="5"/>+2 0000</text:p>
            <text:p text:style-name="P19"><text:s text:c="5"/>+4 0000</text:p>
          </table:table-cell>
          <table:table-cell table:style-name="Таблица3.A1" office:value-type="string">
            <text:p text:style-name="P19">(AX) = 0000</text:p>
            <text:p text:style-name="P24">(DS) = <text:span text:style-name="T57">19F5</text:span></text:p>
            <text:p text:style-name="P19">(SP) = 0014</text:p>
            <text:p text:style-name="P19">(IP) = 0009</text:p>
            <text:p text:style-name="P19">Stack +0 0000</text:p>
            <text:p text:style-name="P24"><text:s text:c="5"/>+2 <text:span text:style-name="T57">19F5</text:span></text:p>
            <text:p text:style-name="P19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7">0009</text:p>
          </table:table-cell>
          <table:table-cell table:style-name="Таблица3.A1" office:value-type="string">
            <text:p text:style-name="P27">MOV <text:s text:c="2"/>AX, 1<text:span text:style-name="T58">A07</text:span></text:p>
          </table:table-cell>
          <table:table-cell table:style-name="Таблица3.A1" office:value-type="string">
            <text:p text:style-name="P27">B8<text:span text:style-name="T58">071A</text:span></text:p>
          </table:table-cell>
          <table:table-cell table:style-name="Таблица3.A1" office:value-type="string">
            <text:p text:style-name="P24">(AX) = 0000</text:p>
            <text:p text:style-name="P24">(DS) = <text:span text:style-name="T57">19F5</text:span></text:p>
            <text:p text:style-name="P24">(SP) = 0014</text:p>
            <text:p text:style-name="P24">(IP) = 0009</text:p>
            <text:p text:style-name="P24">Stack +0 0000</text:p>
            <text:p text:style-name="P24"><text:s text:c="5"/>+2 <text:span text:style-name="T57">19F5</text:span></text:p>
            <text:p text:style-name="P24"><text:s text:c="5"/>+4 0000</text:p>
          </table:table-cell>
          <table:table-cell table:style-name="Таблица3.A1" office:value-type="string">
            <text:p text:style-name="P24">(AX) = 1<text:span text:style-name="T58">A07</text:span></text:p>
            <text:p text:style-name="P24">(DS) = <text:span text:style-name="T57">19F5</text:span></text:p>
            <text:p text:style-name="P24">(SP) = 0014</text:p>
            <text:p text:style-name="P24">(IP) = 000<text:span text:style-name="T58">C</text:span></text:p>
            <text:p text:style-name="P24">Stack +0 0000</text:p>
            <text:p text:style-name="P24"><text:s text:c="5"/>+2 <text:span text:style-name="T57">19F5</text:span></text:p>
            <text:p text:style-name="P24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7">000C</text:p>
          </table:table-cell>
          <table:table-cell table:style-name="Таблица3.A1" office:value-type="string">
            <text:p text:style-name="P27">MOV DS, AX</text:p>
          </table:table-cell>
          <table:table-cell table:style-name="Таблица3.A1" office:value-type="string">
            <text:p text:style-name="P27">8ED8</text:p>
          </table:table-cell>
          <table:table-cell table:style-name="Таблица3.A1" office:value-type="string">
            <text:p text:style-name="P24">(AX) = 1<text:span text:style-name="T58">A07</text:span></text:p>
            <text:p text:style-name="P24">(DS) = <text:span text:style-name="T57">19F5</text:span></text:p>
            <text:p text:style-name="P24">(SP) = 0014</text:p>
            <text:p text:style-name="P24">(IP) = 000<text:span text:style-name="T58">C</text:span></text:p>
            <text:p text:style-name="P24">Stack +0 0000</text:p>
            <text:p text:style-name="P24"><text:s text:c="5"/>+2 <text:span text:style-name="T57">19F5</text:span></text:p>
            <text:p text:style-name="P24"><text:s text:c="5"/>+4 0000</text:p>
          </table:table-cell>
          <table:table-cell table:style-name="Таблица3.A1" office:value-type="string">
            <text:p text:style-name="P24">(AX) = 1<text:span text:style-name="T58">A07</text:span></text:p>
            <text:p text:style-name="P24">(DS) = 1<text:span text:style-name="T58">A07</text:span></text:p>
            <text:p text:style-name="P24">(SP) = 0014</text:p>
            <text:p text:style-name="P24">(IP) = 000<text:span text:style-name="T58">E</text:span></text:p>
            <text:p text:style-name="P24">Stack +0 0000</text:p>
            <text:p text:style-name="P24"><text:s text:c="5"/>+2 <text:span text:style-name="T57">19F5</text:span></text:p>
            <text:p text:style-name="P24"><text:s text:c="5"/>+4 0000</text:p>
          </table:table-cell>
        </table:table-row>
        <table:table-row table:style-name="Таблица3.8">
          <table:table-cell table:style-name="Таблица3.A1" office:value-type="string">
            <text:p text:style-name="P27">000E</text:p>
          </table:table-cell>
          <table:table-cell table:style-name="Таблица3.A1" office:value-type="string">
            <text:p text:style-name="P27">MOV DX, 0000</text:p>
          </table:table-cell>
          <table:table-cell table:style-name="Таблица3.A1" office:value-type="string">
            <text:p text:style-name="P27">BA0000</text:p>
          </table:table-cell>
          <table:table-cell table:style-name="Таблица3.A1" office:value-type="string">
            <text:p text:style-name="P24">(AX) = 1<text:span text:style-name="T58">A07</text:span></text:p>
            <text:p text:style-name="P24">(DX) = 0000</text:p>
            <text:p text:style-name="P24">(DS) = 1<text:span text:style-name="T58">A07</text:span></text:p>
            <text:p text:style-name="P24">(SP) = 0014</text:p>
            <text:p text:style-name="P24">(IP) = 000<text:span text:style-name="T58">E</text:span></text:p>
            <text:p text:style-name="P24">Stack +0 0000</text:p>
            <text:p text:style-name="P24"><text:s text:c="5"/>+2 <text:span text:style-name="T57">19F5</text:span></text:p>
            <text:p text:style-name="P24"><text:s text:c="5"/>+4 0000</text:p>
          </table:table-cell>
          <table:table-cell table:style-name="Таблица3.A1" office:value-type="string">
            <text:p text:style-name="P24">(AX) = 1<text:span text:style-name="T58">A07</text:span></text:p>
            <text:p text:style-name="P24">(DX) = 0000</text:p>
            <text:p text:style-name="P24">(DS) = 1<text:span text:style-name="T58">A07</text:span></text:p>
            <text:p text:style-name="P24">(SP) = 0014</text:p>
            <text:p text:style-name="P24">(IP) = 00<text:span text:style-name="T58">11</text:span></text:p>
            <text:p text:style-name="P24">Stack +0 0000</text:p>
            <text:p text:style-name="P24"><text:s text:c="5"/>+2 <text:span text:style-name="T57">19F5</text:span></text:p>
            <text:p text:style-name="P24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7">0011</text:p>
          </table:table-cell>
          <table:table-cell table:style-name="Таблица3.A1" office:value-type="string">
            <text:p text:style-name="P27">CALL 0000</text:p>
          </table:table-cell>
          <table:table-cell table:style-name="Таблица3.A1" office:value-type="string">
            <text:p text:style-name="P27">E8ECFF</text:p>
          </table:table-cell>
          <table:table-cell table:style-name="Таблица3.A1" office:value-type="string">
            <text:p text:style-name="P24">(AX) = 1<text:span text:style-name="T58">A07</text:span></text:p>
            <text:p text:style-name="P24">(DX) = 0000</text:p>
            <text:p text:style-name="P24">(DS) = 1<text:span text:style-name="T58">A07</text:span></text:p>
            <text:p text:style-name="P24">(SP) = 0014</text:p>
            <text:p text:style-name="P24">(IP) = 00<text:span text:style-name="T58">11</text:span></text:p>
            <text:p text:style-name="P24">Stack +0 0000</text:p>
            <text:p text:style-name="P24"><text:s text:c="5"/>+2 <text:span text:style-name="T57">19F5</text:span></text:p>
            <text:p text:style-name="P24"><text:s text:c="5"/>+4 0000</text:p>
          </table:table-cell>
          <table:table-cell table:style-name="Таблица3.A1" office:value-type="string">
            <text:p text:style-name="P25">(AX) = 1<text:span text:style-name="T58">A07</text:span></text:p>
            <text:p text:style-name="P25">(DX) = 0000</text:p>
            <text:p text:style-name="P25">(DS) = 1<text:span text:style-name="T58">A07</text:span></text:p>
            <text:p text:style-name="P25">(SP) = 001<text:span text:style-name="T59">2</text:span></text:p>
            <text:p text:style-name="P25">(IP) = 0000</text:p>
            <text:p text:style-name="P25">Stack +0 0014</text:p>
            <text:p text:style-name="P25"><text:s text:c="5"/>+2 0000</text:p>
            <text:p text:style-name="P25"><text:s text:c="5"/>+4 <text:span text:style-name="T57">19F5</text:span></text:p>
          </table:table-cell>
        </table:table-row>
        <table:table-row table:style-name="Таблица3.10">
          <table:table-cell table:style-name="Таблица3.A1" office:value-type="string">
            <text:p text:style-name="P27">0000</text:p>
          </table:table-cell>
          <table:table-cell table:style-name="Таблица3.A1" office:value-type="string">
            <text:p text:style-name="P27">MOV AH,09</text:p>
          </table:table-cell>
          <table:table-cell table:style-name="Таблица3.A1" office:value-type="string">
            <text:p text:style-name="P27">B409</text:p>
          </table:table-cell>
          <table:table-cell table:style-name="Таблица3.A1" office:value-type="string">
            <text:p text:style-name="P25">(AX) = 1<text:span text:style-name="T58">A07</text:span></text:p>
            <text:p text:style-name="P25">(DX) = 0000</text:p>
            <text:p text:style-name="P25">(DS) = 1<text:span text:style-name="T58">A07</text:span></text:p>
            <text:p text:style-name="P25">(SP) = 001<text:span text:style-name="T59">2</text:span></text:p>
            <text:p text:style-name="P25">(IP) = 0000</text:p>
            <text:p text:style-name="P25">Stack +0 0014</text:p>
            <text:p text:style-name="P25"><text:s text:c="5"/>+2 0000</text:p>
            <text:p text:style-name="P29"><text:s text:c="5"/>+4 19F5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00</text:p>
            <text:p text:style-name="P25">(DS) = 1<text:span text:style-name="T58">A07</text:span></text:p>
            <text:p text:style-name="P25">(SP) = 001<text:span text:style-name="T59">2</text:span></text:p>
            <text:p text:style-name="P25">(IP) = 000<text:span text:style-name="T59">2</text:span></text:p>
            <text:p text:style-name="P25">Stack +0 0014</text:p>
            <text:p text:style-name="P25"><text:s text:c="5"/>+2 0000</text:p>
            <text:p text:style-name="P25"><text:s text:c="5"/>+4 <text:span text:style-name="T57">19F5</text:span></text:p>
          </table:table-cell>
        </table:table-row>
        <text:soft-page-break/>
        <table:table-row table:style-name="Таблица3.11">
          <table:table-cell table:style-name="Таблица3.A1" office:value-type="string">
            <text:p text:style-name="P27">0002</text:p>
          </table:table-cell>
          <table:table-cell table:style-name="Таблица3.A1" office:value-type="string">
            <text:p text:style-name="P27">INT 21</text:p>
          </table:table-cell>
          <table:table-cell table:style-name="Таблица3.A1" office:value-type="string">
            <text:p text:style-name="P27">CD21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00</text:p>
            <text:p text:style-name="P25">(DS) = 1<text:span text:style-name="T58">A07</text:span></text:p>
            <text:p text:style-name="P25">(SP) = 001<text:span text:style-name="T59">2</text:span></text:p>
            <text:p text:style-name="P25">(IP) = 000<text:span text:style-name="T59">2</text:span></text:p>
            <text:p text:style-name="P25">Stack +0 0014</text:p>
            <text:p text:style-name="P25"><text:s text:c="5"/>+2 0000</text:p>
            <text:p text:style-name="P25"><text:s text:c="5"/>+4 <text:span text:style-name="T57">19F5</text:span>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00</text:p>
            <text:p text:style-name="P25">(DS) = 1<text:span text:style-name="T58">A07</text:span></text:p>
            <text:p text:style-name="P25">(SP) = 001<text:span text:style-name="T59">2</text:span></text:p>
            <text:p text:style-name="P25">(IP) = 000<text:span text:style-name="T59">4</text:span></text:p>
            <text:p text:style-name="P25">Stack +0 0014</text:p>
            <text:p text:style-name="P25"><text:s text:c="5"/>+2 0000</text:p>
            <text:p text:style-name="P25"><text:s text:c="5"/>+4 <text:span text:style-name="T57">19F5</text:span></text:p>
          </table:table-cell>
        </table:table-row>
        <table:table-row table:style-name="Таблица3.3">
          <table:table-cell table:style-name="Таблица3.A1" office:value-type="string">
            <text:p text:style-name="P27">0004</text:p>
          </table:table-cell>
          <table:table-cell table:style-name="Таблица3.A1" office:value-type="string">
            <text:p text:style-name="P27">RET</text:p>
          </table:table-cell>
          <table:table-cell table:style-name="Таблица3.A1" office:value-type="string">
            <text:p text:style-name="P27">C3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00</text:p>
            <text:p text:style-name="P25">(DS) = 1<text:span text:style-name="T58">A07</text:span></text:p>
            <text:p text:style-name="P25">(SP) = 001<text:span text:style-name="T59">2</text:span></text:p>
            <text:p text:style-name="P25">(IP) = 000<text:span text:style-name="T59">4</text:span></text:p>
            <text:p text:style-name="P25">Stack +0 0014</text:p>
            <text:p text:style-name="P25"><text:s text:c="5"/>+2 0000</text:p>
            <text:p text:style-name="P25"><text:s text:c="5"/>+4 <text:span text:style-name="T57">19F5</text:span>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00</text:p>
            <text:p text:style-name="P25">(DS) = 1<text:span text:style-name="T58">A07</text:span></text:p>
            <text:p text:style-name="P25">(SP) = 001<text:span text:style-name="T59">4</text:span></text:p>
            <text:p text:style-name="P25">(IP) = 00<text:span text:style-name="T59">14</text:span></text:p>
            <text:p text:style-name="P25">Stack +0 0000</text:p>
            <text:p text:style-name="P25"><text:s text:c="5"/>+2 <text:span text:style-name="T57">19F5</text:span></text:p>
            <text:p text:style-name="P25"><text:s text:c="5"/>+4 0000</text:p>
          </table:table-cell>
        </table:table-row>
        <table:table-row table:style-name="Таблица3.8">
          <table:table-cell table:style-name="Таблица3.A1" office:value-type="string">
            <text:p text:style-name="P27">0014</text:p>
          </table:table-cell>
          <table:table-cell table:style-name="Таблица3.A1" office:value-type="string">
            <text:p text:style-name="P31">MOV DX,0010</text:p>
          </table:table-cell>
          <table:table-cell table:style-name="Таблица3.A1" office:value-type="string">
            <text:p text:style-name="P27">BA1000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00</text:p>
            <text:p text:style-name="P25">(DS) = 1<text:span text:style-name="T58">A07</text:span></text:p>
            <text:p text:style-name="P25">(SP) = 001<text:span text:style-name="T59">4</text:span></text:p>
            <text:p text:style-name="P25">(IP) = 00<text:span text:style-name="T59">14</text:span></text:p>
            <text:p text:style-name="P25">Stack +0 0000</text:p>
            <text:p text:style-name="P25"><text:s text:c="5"/>+2 <text:span text:style-name="T57">19F5</text:span></text:p>
            <text:p text:style-name="P25"><text:s text:c="5"/>+4 0000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10</text:p>
            <text:p text:style-name="P25">(DS) = 1<text:span text:style-name="T58">A07</text:span></text:p>
            <text:p text:style-name="P25">(SP) = 001<text:span text:style-name="T59">4</text:span></text:p>
            <text:p text:style-name="P25">(IP) = 00<text:span text:style-name="T59">17</text:span></text:p>
            <text:p text:style-name="P25">Stack +0 0000</text:p>
            <text:p text:style-name="P25"><text:s text:c="5"/>+2 <text:span text:style-name="T57">19F5</text:span></text:p>
            <text:p text:style-name="P25"><text:s text:c="5"/>+4 0000</text:p>
          </table:table-cell>
        </table:table-row>
        <table:table-row table:style-name="Таблица3.3">
          <table:table-cell table:style-name="Таблица3.A1" office:value-type="string">
            <text:p text:style-name="P27">0017</text:p>
          </table:table-cell>
          <table:table-cell table:style-name="Таблица3.A1" office:value-type="string">
            <text:p text:style-name="P30">CALL 0000</text:p>
          </table:table-cell>
          <table:table-cell table:style-name="Таблица3.A1" office:value-type="string">
            <text:p text:style-name="P27">E8E6FF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10</text:p>
            <text:p text:style-name="P25">(DS) = 1<text:span text:style-name="T58">A07</text:span></text:p>
            <text:p text:style-name="P25">(SP) = 001<text:span text:style-name="T59">4</text:span></text:p>
            <text:p text:style-name="P25">(IP) = 00<text:span text:style-name="T59">17</text:span></text:p>
            <text:p text:style-name="P25">Stack +0 0000</text:p>
            <text:p text:style-name="P25"><text:s text:c="5"/>+2 <text:span text:style-name="T57">19F5</text:span></text:p>
            <text:p text:style-name="P25"><text:s text:c="5"/>+4 0000</text:p>
          </table:table-cell>
          <table:table-cell table:style-name="Таблица3.A1" office:value-type="string">
            <text:p text:style-name="P25">(AX) = <text:span text:style-name="T59">0907</text:span></text:p>
            <text:p text:style-name="P25">(DX) = 0010</text:p>
            <text:p text:style-name="P25">(DS) = 1<text:span text:style-name="T58">A07</text:span></text:p>
            <text:p text:style-name="P25">(SP) = 001<text:span text:style-name="T59">2</text:span></text:p>
            <text:p text:style-name="P25">(IP) = 00<text:span text:style-name="T59">00</text:span></text:p>
            <text:p text:style-name="P25">Stack +0 001A</text:p>
            <text:p text:style-name="P25"><text:s text:c="5"/>+2 <text:span text:style-name="T59">0000</text:span></text:p>
            <text:p text:style-name="P25"><text:s text:c="5"/>+4 <text:span text:style-name="T57">19F5</text:span></text:p>
          </table:table-cell>
        </table:table-row>
        <table:table-row table:style-name="Таблица3.3">
          <table:table-cell table:style-name="Таблица3.A1" office:value-type="string">
            <text:p text:style-name="P27">0000</text:p>
          </table:table-cell>
          <table:table-cell table:style-name="Таблица3.A1" office:value-type="string">
            <text:p text:style-name="P27">MOV AH,09</text:p>
          </table:table-cell>
          <table:table-cell table:style-name="Таблица3.A1" office:value-type="string">
            <text:p text:style-name="P27">B409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59">2</text:span></text:p>
            <text:p text:style-name="P26">(IP) = 00<text:span text:style-name="T59">00</text:span></text:p>
            <text:p text:style-name="P26">Stack +0 001A</text:p>
            <text:p text:style-name="P26"><text:s text:c="5"/>+2 <text:span text:style-name="T59">0000</text:span></text:p>
            <text:p text:style-name="P26"><text:s text:c="5"/>+4 <text:span text:style-name="T57">19F5</text:span>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59">2</text:span></text:p>
            <text:p text:style-name="P26">(IP) = 00<text:span text:style-name="T59">02</text:span></text:p>
            <text:p text:style-name="P26">Stack +0 001A</text:p>
            <text:p text:style-name="P26"><text:s text:c="5"/>+2 <text:span text:style-name="T59">0000</text:span></text:p>
            <text:p text:style-name="P26"><text:s text:c="5"/>+4 <text:span text:style-name="T57">19F5</text:span></text:p>
          </table:table-cell>
        </table:table-row>
        <table:table-row table:style-name="Таблица3.16">
          <table:table-cell table:style-name="Таблица3.A1" office:value-type="string">
            <text:p text:style-name="P27">0002</text:p>
          </table:table-cell>
          <table:table-cell table:style-name="Таблица3.A1" office:value-type="string">
            <text:p text:style-name="P27">INT 21</text:p>
          </table:table-cell>
          <table:table-cell table:style-name="Таблица3.A1" office:value-type="string">
            <text:p text:style-name="P27">CD21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59">2</text:span></text:p>
            <text:p text:style-name="P26">(IP) = 00<text:span text:style-name="T59">02</text:span></text:p>
            <text:p text:style-name="P26">Stack +0 001A</text:p>
            <text:p text:style-name="P26"><text:s text:c="5"/>+2 <text:span text:style-name="T59">0000</text:span></text:p>
            <text:p text:style-name="P26"><text:span text:style-name="T35"><text:s text:c="5"/>+4 </text:span><text:span text:style-name="T57">19F5</text:span>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59">2</text:span></text:p>
            <text:p text:style-name="P26">(IP) = 00<text:span text:style-name="T59">04</text:span></text:p>
            <text:p text:style-name="P26">Stack +0 001A</text:p>
            <text:p text:style-name="P26"><text:s text:c="5"/>+2 <text:span text:style-name="T59">0000</text:span></text:p>
            <text:p text:style-name="P26"><text:s text:c="5"/>+4 <text:span text:style-name="T57">19F5</text:span>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27">0004</text:p>
          </table:table-cell>
          <table:table-cell table:style-name="Таблица3.A1" office:value-type="string">
            <text:p text:style-name="P27">RET</text:p>
          </table:table-cell>
          <table:table-cell table:style-name="Таблица3.A1" office:value-type="string">
            <text:p text:style-name="P27">C3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59">2</text:span></text:p>
            <text:p text:style-name="P26">(IP) = 00<text:span text:style-name="T59">04</text:span></text:p>
            <text:p text:style-name="P26">Stack +0 001A</text:p>
            <text:p text:style-name="P26"><text:s text:c="5"/>+2 <text:span text:style-name="T59">0000</text:span></text:p>
            <text:p text:style-name="P26"><text:s text:c="5"/>+4 <text:span text:style-name="T57">19F5</text:span>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60">4</text:span></text:p>
            <text:p text:style-name="P26">(IP) = 001A</text:p>
            <text:p text:style-name="P26">Stack +0 <text:span text:style-name="T59">0000</text:span></text:p>
            <text:p text:style-name="P26"><text:s text:c="5"/>+2 <text:span text:style-name="T57">19F5</text:span></text:p>
            <text:p text:style-name="P26"><text:s text:c="5"/>+4 <text:span text:style-name="T59">0000</text:span></text:p>
          </table:table-cell>
        </table:table-row>
        <table:table-row table:style-name="Таблица3.3">
          <table:table-cell table:style-name="Таблица3.A1" office:value-type="string">
            <text:p text:style-name="P27">001A</text:p>
          </table:table-cell>
          <table:table-cell table:style-name="Таблица3.A1" office:value-type="string">
            <text:p text:style-name="P27">RET Far</text:p>
          </table:table-cell>
          <table:table-cell table:style-name="Таблица3.A1" office:value-type="string">
            <text:p text:style-name="P27">CB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60">4</text:span></text:p>
            <text:p text:style-name="P26">(IP) = 001A</text:p>
            <text:p text:style-name="P26">Stack +0 <text:span text:style-name="T59">0000</text:span></text:p>
            <text:p text:style-name="P26"><text:s text:c="5"/>+2 <text:span text:style-name="T57">19F5</text:span></text:p>
            <text:p text:style-name="P26"><text:s text:c="5"/>+4 <text:span text:style-name="T59">0000</text:span>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60">8</text:span></text:p>
            <text:p text:style-name="P26">(IP) = 00<text:span text:style-name="T60">00</text:span></text:p>
            <text:p text:style-name="P26">Stack +0 <text:span text:style-name="T59">0000</text:span></text:p>
            <text:p text:style-name="P26"><text:s text:c="5"/>+2 <text:span text:style-name="T60">0000</text:span></text:p>
            <text:p text:style-name="P26"><text:s text:c="5"/>+4 <text:span text:style-name="T59">0000</text:span></text:p>
          </table:table-cell>
        </table:table-row>
        <table:table-row table:style-name="Таблица3.3">
          <table:table-cell table:style-name="Таблица3.A1" office:value-type="string">
            <text:p text:style-name="P27">0000</text:p>
          </table:table-cell>
          <table:table-cell table:style-name="Таблица3.A1" office:value-type="string">
            <text:p text:style-name="P27">INT 20</text:p>
          </table:table-cell>
          <table:table-cell table:style-name="Таблица3.A1" office:value-type="string">
            <text:p text:style-name="P27">CD20</text:p>
          </table:table-cell>
          <table:table-cell table:style-name="Таблица3.A1" office:value-type="string">
            <text:p text:style-name="P26">(AX) = <text:span text:style-name="T59">0907</text:span></text:p>
            <text:p text:style-name="P26">(DX) = 0010</text:p>
            <text:p text:style-name="P26">(DS) = 1<text:span text:style-name="T58">A07</text:span></text:p>
            <text:p text:style-name="P26">(SP) = 001<text:span text:style-name="T60">8</text:span></text:p>
            <text:p text:style-name="P26">(IP) = 00<text:span text:style-name="T60">00</text:span></text:p>
            <text:p text:style-name="P26">Stack +0 <text:span text:style-name="T59">0000</text:span></text:p>
            <text:p text:style-name="P26"><text:s text:c="5"/>+2 <text:span text:style-name="T60">0000</text:span></text:p>
            <text:p text:style-name="P26"><text:s text:c="5"/>+4 <text:span text:style-name="T59">0000</text:span></text:p>
          </table:table-cell>
          <table:table-cell table:style-name="Таблица3.A1" office:value-type="string">
            <text:p text:style-name="P26">(AX) = <text:span text:style-name="T60">0000</text:span></text:p>
            <text:p text:style-name="P26">(DX) = 00<text:span text:style-name="T60">0</text:span>0</text:p>
            <text:p text:style-name="P26">(DS) = <text:span text:style-name="T57">19F5</text:span></text:p>
            <text:p text:style-name="P26">(SP) = 001<text:span text:style-name="T60">8</text:span></text:p>
            <text:p text:style-name="P26">(IP) = 00<text:span text:style-name="T60">05</text:span></text:p>
            <text:p text:style-name="P26">Stack +0 <text:span text:style-name="T59">0000</text:span></text:p>
            <text:p text:style-name="P26"><text:s text:c="5"/>+2 <text:span text:style-name="T60">0000</text:span></text:p>
            <text:p text:style-name="P26"><text:s text:c="5"/>+4 <text:span text:style-name="T59">0000</text:span></text:p>
          </table:table-cell>
        </table:table-row>
      </table:table>
      <text:p text:style-name="P34"/>
      <text:p text:style-name="P57">Выводы.</text:p>
      <text:p text:style-name="P58">В результате выполнения лабораторной работы была освоена трансл<text:span text:style-name="T70">яц</text:span>ия, изучено, как происходит выполнение и отладка программ на языке А<text:span text:style-name="T70">cc</text:span>емблера, а также разобраны структуры приведенных в работе программ.</text:p>
      <text:p text:style-name="P67"/>
      <text:p text:style-name="P66"/>
      <text:p text:style-name="P59">Приложение. </text:p>
      <text:p text:style-name="P60"><text:span text:style-name="T26">Текст файла hello1.asm</text:span></text:p>
      <text:p text:style-name="P62">; HELLO1.ASM - <text:s/>упрощенная версия учебной программы лаб.раб. N1</text:p>
      <text:p text:style-name="P62">; <text:s text:c="14"/>по дисциплине "Архитектура компьютера"</text:p>
      <text:p text:style-name="P62">; *****************************************************************</text:p>
      <text:p text:style-name="P62">; Назначение: Программа формирует и выводит на экран приветствие</text:p>
      <text:p text:style-name="P62">; <text:s text:c="12"/>пользователя с помощью функции ДОС "Вывод строки"</text:p>
      <text:p text:style-name="P62">; <text:s text:c="12"/>(номер 09 прерывание 21h), которая:</text:p>
      <text:p text:style-name="P62">; <text:s text:c="13"/>- обеспечивает вывод на экран строки символов,</text:p>
      <text:p text:style-name="P62">; <text:s text:c="15"/>заканчивающейся знаком "$";</text:p>
      <text:p text:style-name="P62">; <text:s text:c="13"/>- требует задания в регистре ah номера функции=09h,</text:p>
      <text:p text:style-name="P62">; <text:s text:c="15"/>а в регистре dx - <text:s/>смещения <text:s/>адреса <text:s/>выводимой</text:p>
      <text:p text:style-name="P62">; <text:s text:c="15"/>строки;</text:p>
      <text:p text:style-name="P62">; <text:s text:c="13"/>- использует регистр <text:s/>ax <text:s/>и <text:s/>не сохраняет его</text:p>
      <text:p text:style-name="P62">; <text:s text:c="15"/>содержимое.</text:p>
      <text:p text:style-name="P62">; ******************************************************************</text:p>
      <text:p text:style-name="P62"/>
      <text:p text:style-name="P62"><text:s text:c="3"/>DOSSEG <text:s text:c="17"/>; Задание сегментов под ДОС</text:p>
      <text:p text:style-name="P62"><text:s text:c="3"/>.MODEL <text:s/>SMALL <text:s text:c="10"/>; Модель памяти-SMALL(Малая)</text:p>
      <text:p text:style-name="P62"><text:s text:c="3"/>.STACK <text:s/>100h <text:s text:c="11"/>; Отвести под Стек 256 байт</text:p>
      <text:p text:style-name="P62"><text:s text:c="3"/>.DATA <text:s text:c="18"/>; Начало сегмента данных</text:p>
      <text:p text:style-name="P62">Greeting <text:s/>LABEL <text:s/>BYTE <text:s text:c="5"/>; Текст <text:s/>приветствия</text:p>
      <text:p text:style-name="P62"><text:s text:c="3"/>DB 'Вас приветствует ст.гр.9383 - Ноздрин В.Я.',13,10,'$'</text:p>
      <text:p text:style-name="P62"><text:s text:c="3"/>.CODE <text:s text:c="18"/>; Начало сегмента кода</text:p>
      <text:p text:style-name="P62"><text:s text:c="3"/>mov <text:s/>ax, @data <text:s text:c="9"/>; Загрузка в DS адреса начала</text:p>
      <text:p text:style-name="P62"><text:s text:c="3"/>mov <text:s/>ds, ax <text:s text:c="12"/>; сегмента данных</text:p>
      <text:p text:style-name="P62"><text:s text:c="3"/>mov <text:s/>dx, OFFSET Greeting <text:s text:c="5"/>; Загрузка в dx смещения</text:p>
      <text:p text:style-name="P62"><text:s text:c="33"/>; адреса текста приветствия</text:p>
      <text:p text:style-name="P62">DisplayGreeting:</text:p>
      <text:p text:style-name="P62"><text:s text:c="3"/>mov <text:s/>ah, 9 <text:s text:c="13"/>; # функции ДОС печати строки</text:p>
      <text:p text:style-name="P62"><text:s text:c="3"/>int <text:s/>21h <text:s text:c="15"/>; вывод на экран <text:s/>приветствия</text:p>
      <text:p text:style-name="P62"><text:s text:c="3"/>mov <text:s/>ah, 4ch <text:s text:c="8"/>; # функции ДОС завершения программы</text:p>
      <text:p text:style-name="P62"><text:s text:c="3"/>int <text:s/>21h <text:s text:c="11"/>; завершение программы и выход в ДОС</text:p>
      <text:p text:style-name="P62"><text:s text:c="3"/>END</text:p>
      <text:p text:style-name="P64"><text:soft-page-break/></text:p>
      <text:p text:style-name="P68"/>
      <text:p text:style-name="P69"><text:span text:style-name="T27"><text:s/>Текст файла hello2.asm</text:span></text:p>
      <text:p text:style-name="P60"><text:span text:style-name="T45">; HELLO2 - Учебная программа N2 <text:s/>лаб.раб.#1 по дисциплине "Архитектура компьютера"</text:span></text:p>
      <text:p text:style-name="P60"><text:span text:style-name="T45">; <text:s text:c="9"/>Программа использует процедуру для печати строки</text:span></text:p>
      <text:p text:style-name="P60"><text:span text:style-name="T45">;</text:span></text:p>
      <text:p text:style-name="P60"><text:span text:style-name="T45">; <text:s text:c="5"/>ТЕКСТ <text:s/>ПРОГРАММЫ</text:span></text:p>
      <text:p text:style-name="P60"><text:span text:style-name="T45"/></text:p>
      <text:p text:style-name="P60"><text:span text:style-name="T45">EOFLine <text:s/>EQU <text:s/>'$' <text:s text:c="8"/>; Определение символьной константы</text:span></text:p>
      <text:p text:style-name="P60"><text:span text:style-name="T45"><text:s text:c="26"/>; <text:s text:c="4"/>"Конец строки"</text:span></text:p>
      <text:p text:style-name="P60"><text:span text:style-name="T45"/></text:p>
      <text:p text:style-name="P60"><text:span text:style-name="T45">; Стек <text:s/>программы</text:span></text:p>
      <text:p text:style-name="P60"><text:span text:style-name="T45"/></text:p>
      <text:p text:style-name="P60"><text:span text:style-name="T45">AStack <text:s text:c="3"/>SEGMENT <text:s/>STACK</text:span></text:p>
      <text:p text:style-name="P60"><text:span text:style-name="T45"><text:s text:c="10"/>DW 12 DUP(?) <text:s text:c="3"/>; Отводится 12 слов памяти</text:span></text:p>
      <text:p text:style-name="P60"><text:span text:style-name="T45">AStack <text:s text:c="3"/>ENDS</text:span></text:p>
      <text:p text:style-name="P60"><text:span text:style-name="T45"/></text:p>
      <text:p text:style-name="P60"><text:span text:style-name="T45">; Данные программы</text:span></text:p>
      <text:p text:style-name="P60"><text:span text:style-name="T45"/></text:p>
      <text:p text:style-name="P60"><text:span text:style-name="T45">DATA <text:s text:c="5"/>SEGMENT</text:span></text:p>
      <text:p text:style-name="P60"><text:span text:style-name="T45"/></text:p>
      <text:p text:style-name="P60"><text:span text:style-name="T45">; <text:s/>Директивы описания данных</text:span></text:p>
      <text:p text:style-name="P60"><text:span text:style-name="T45"/></text:p>
      <text:p text:style-name="P60"><text:span text:style-name="T45">HELLO <text:s text:c="4"/>DB 'Hello Worlds!', 0AH, 0DH,EOFLine</text:span></text:p>
      <text:p text:style-name="P60"><text:span text:style-name="T45">GREETING <text:s/>DB 'Student from 9383 - Nozdrin V.Y.$'</text:span></text:p>
      <text:p text:style-name="P60"><text:span text:style-name="T45">DATA <text:s text:c="5"/>ENDS</text:span></text:p>
      <text:p text:style-name="P60"><text:span text:style-name="T45"/></text:p>
      <text:p text:style-name="P60"><text:span text:style-name="T45">; Код программы</text:span></text:p>
      <text:p text:style-name="P60"><text:span text:style-name="T45"/></text:p>
      <text:p text:style-name="P60"><text:span text:style-name="T45">CODE <text:s text:c="5"/>SEGMENT</text:span></text:p>
      <text:p text:style-name="P60"><text:span text:style-name="T45"><text:s text:c="10"/>ASSUME CS:Code DS:DATA SS:AStack</text:span></text:p>
      <text:p text:style-name="P60"><text:span text:style-name="T45">; Процедура печати строки</text:span></text:p>
      <text:p text:style-name="P60"><text:span text:style-name="T45">WriteMsg <text:s/>PROC <text:s/>NEAR</text:span></text:p>
      <text:p text:style-name="P60"><text:span text:style-name="T45"><text:s text:c="10"/>mov <text:s text:c="2"/>AH,9</text:span></text:p>
      <text:p text:style-name="P60"><text:span text:style-name="T45"><text:s text:c="10"/>int <text:s text:c="2"/>21h <text:s/>; Вызов функции DOS по прерыванию</text:span></text:p>
      <text:p text:style-name="P60"><text:span text:style-name="T45"><text:s text:c="10"/>ret</text:span></text:p>
      <text:p text:style-name="P60"><text:span text:style-name="T45">WriteMsg <text:s/>ENDP</text:span></text:p>
      <text:p text:style-name="P60"><text:span text:style-name="T45"/></text:p>
      <text:p text:style-name="P60"><text:span text:style-name="T45">; Головная процедура</text:span></text:p>
      <text:p text:style-name="P60"><text:span text:style-name="T45">Main <text:s text:c="5"/>PROC <text:s/>FAR</text:span></text:p>
      <text:p text:style-name="P60"><text:span text:style-name="T45"><text:s text:c="10"/>push <text:s/>DS <text:s text:c="6"/>;\ <text:s/>Сохранение адреса начала PSP в стеке</text:span></text:p>
      <text:p text:style-name="P60"><text:span text:style-name="T45"><text:s text:c="10"/>sub <text:s text:c="2"/>AX,AX <text:s text:c="3"/>; &gt; для последующего восстановления по</text:span></text:p>
      <text:p text:style-name="P60"><text:soft-page-break/><text:span text:style-name="T45"><text:s text:c="10"/>push <text:s/>AX <text:s text:c="6"/>;/ <text:s/>команде ret, завершающей процедуру.</text:span></text:p>
      <text:p text:style-name="P60"><text:span text:style-name="T45"><text:s text:c="10"/>mov <text:s text:c="2"/>AX,DATA <text:s text:c="12"/>; Загрузка сегментного</text:span></text:p>
      <text:p text:style-name="P60"><text:span text:style-name="T45"><text:s text:c="10"/>mov <text:s text:c="2"/>DS,AX <text:s text:c="14"/>; регистра данных.</text:span></text:p>
      <text:p text:style-name="P60"><text:span text:style-name="T45"><text:s text:c="10"/>mov <text:s text:c="2"/>DX, OFFSET HELLO <text:s text:c="3"/>; Вывод на экран первой</text:span></text:p>
      <text:p text:style-name="P60"><text:span text:style-name="T45"><text:s text:c="10"/>call <text:s/>WriteMsg <text:s text:c="11"/>; строки приветствия.</text:span></text:p>
      <text:p text:style-name="P60"><text:span text:style-name="T45"><text:s text:c="10"/>mov <text:s text:c="2"/>DX, OFFSET GREETING ; Вывод на экран второй</text:span></text:p>
      <text:p text:style-name="P60"><text:span text:style-name="T45"><text:s text:c="10"/>call <text:s/>WriteMsg <text:s text:c="11"/>; строки приветствия.</text:span></text:p>
      <text:p text:style-name="P60"><text:span text:style-name="T45"><text:s text:c="10"/>ret <text:s text:c="21"/>; Выход в DOS по команде,</text:span></text:p>
      <text:p text:style-name="P60"><text:span text:style-name="T45"><text:s text:c="31"/>; находящейся в 1-ом слове PSP.</text:span></text:p>
      <text:p text:style-name="P60"><text:span text:style-name="T45">Main <text:s text:c="5"/>ENDP</text:span></text:p>
      <text:p text:style-name="P60"><text:span text:style-name="T45">CODE <text:s text:c="5"/>ENDS</text:span></text:p>
      <text:p text:style-name="P60"><text:span text:style-name="T45"><text:s text:c="10"/>END M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Plain_20_Text" style:display-name="Plain Text" style:family="paragraph" style:parent-style-name="Standard" style:default-outline-level="">
      <style:paragraph-properties fo:margin-top="0in" fo:margin-bottom="0.111in" loext:contextual-spacing="false" fo:line-height="108%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indent="0in" style:auto-text-indent="false"/>
      <style:text-properties style:font-name-complex="DejaVu Sans" style:font-family-complex="'DejaVu Sans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vel Martinenko</meta:initial-creator>
    <meta:editing-cycles>13</meta:editing-cycles>
    <meta:print-date>2019-09-18T23:43:00</meta:print-date>
    <meta:creation-date>2019-09-17T11:31:00</meta:creation-date>
    <dc:date>2020-10-15T00:37:59.898044394</dc:date>
    <dc:language>ru-RU</dc:language>
    <meta:editing-duration>PT3H11S</meta:editing-duration>
    <meta:generator>LibreOffice/6.4.6.2$Linux_X86_64 LibreOffice_project/40$Build-2</meta:generator>
    <meta:document-statistic meta:table-count="3" meta:image-count="0" meta:object-count="0" meta:page-count="10" meta:paragraph-count="539" meta:word-count="1802" meta:character-count="10422" meta:non-whitespace-character-count="7998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